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urier New" svg:font-family="'Courier New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fo:font-variant="normal" fo:text-transform="none" fo:color="#000000" style:font-name="Arial" fo:font-size="10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in" fo:text-align="end" style:justify-single-word="false" fo:orphans="2" fo:widows="2" fo:text-indent="0in" style:auto-text-indent="false"/>
      <style:text-properties fo:font-variant="normal" fo:text-transform="none" fo:color="#000000" style:font-name="Arial" fo:font-size="10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fo:font-variant="normal" fo:text-transform="none" fo:color="#000000" style:font-name="Arial" fo:font-size="10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fo:text-align="justify" style:justify-single-word="false" fo:orphans="2" fo:widows="2" fo:text-indent="0.3752in" style:auto-text-indent="false"/>
      <style:text-properties fo:font-variant="normal" fo:text-transform="none" fo:color="#000000" style:font-name="Arial" fo:font-size="10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fo:text-align="justify" style:justify-single-word="false" fo:orphans="2" fo:widows="2" fo:text-indent="0.3752in" style:auto-text-indent="false"/>
      <style:text-properties fo:font-variant="normal" fo:text-transform="none" fo:color="#000000" style:font-name="Courier New" fo:font-size="10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Р ОБОРОНЫ РОССИЙСКОЙ ФЕДЕРАЦИИ</text:p>
      <text:p text:style-name="P1">N 482</text:p>
      <text:p text:style-name="P1">МИНИСТЕРСТВО ТРАНСПОРТА РОССИЙСКОЙ ФЕДЕРАЦИИ</text:p>
      <text:p text:style-name="P1">N 156</text:p>
      <text:p text:style-name="P1">ПРИКАЗ</text:p>
      <text:p text:style-name="P1">от 7 декабря 2002 года</text:p>
      <text:p text:style-name="P1">ОБ УТВЕРЖДЕНИИ ПОЛОЖЕНИЯ</text:p>
      <text:p text:style-name="P1">ОБ ОПЕРАТИВНЫХ ОРГАНАХ (О ЦЕНТРАХ) ЕДИНОЙ СИСТЕМЫ</text:p>
      <text:p text:style-name="P1">ОРГАНИЗАЦИИ ВОЗДУШНОГО ДВИЖЕНИЯ РОССИЙСКОЙ ФЕДЕРАЦИИ</text:p>
      <text:p text:style-name="P4">В соответствии с пунктом 13 Положения о Единой системе организации воздушного движения Российской Федерации, утвержденного Постановлением Правительства Российской Федерации от 18 июня 1998 г. N 605 "О государственном регулировании и организации использования воздушного пространства Российской Федерации" &lt;*&gt;, приказываем:</text:p>
      <text:p text:style-name="P5">--------------------------------</text:p>
      <text:p text:style-name="P4">&lt;*&gt; Собрание законодательства Российской Федерации, 1998, N 26, ст. 3077.</text:p>
      <text:p text:style-name="P4">1. Утвердить и ввести в действие с 1 июня 2003 г. прилагаемое Положение об оперативных органах (о центрах) Единой системы организации воздушного движения Российской Федерации.</text:p>
      <text:p text:style-name="P4">2. Считать не действующим в Вооруженных Силах Российской Федерации и Министерстве транспорта Российской Федерации Приказ главнокомандующего Военно-воздушными силами и Министра гражданской авиации СССР от 9 марта 1988 г. N 89/43 "Об утверждении Положения о центрах Единой системы управления воздушным движением СССР".</text:p>
      <text:p text:style-name="P4">3. Контроль за выполнением настоящего Приказа возложить на главнокомандующего Военно-воздушными силами и первого заместителя Министра транспорта Российской Федерации, осуществляющего руководство Государственной службой гражданской авиации.</text:p>
      <text:p text:style-name="P2">Министр обороны</text:p>
      <text:p text:style-name="P2">Российской Федерации</text:p>
      <text:p text:style-name="P2">С.ИВАНОВ</text:p>
      <text:p text:style-name="P2">Министр транспорта</text:p>
      <text:p text:style-name="P2">Российской Федерации</text:p>
      <text:p text:style-name="P2">С.ФРАНК</text:p>
      <text:p text:style-name="P2">Приложение</text:p>
      <text:p text:style-name="P2">к Приказу Министра обороны</text:p>
      <text:p text:style-name="P2">Российской Федерации</text:p>
      <text:p text:style-name="P2">и Министерства транспорта</text:p>
      <text:p text:style-name="P2">Российской Федерации</text:p>
      <text:p text:style-name="P2">от 07.12.2002 N 482/156</text:p>
      <text:p text:style-name="P3">ПОЛОЖЕНИЕ</text:p>
      <text:p text:style-name="P3">ОБ ОПЕРАТИВНЫХ ОРГАНАХ (О ЦЕНТРАХ) ЕДИНОЙ</text:p>
      <text:p text:style-name="P3">СИСТЕМЫ ОРГАНИЗАЦИИ ВОЗДУШНОГО ДВИЖЕНИЯ</text:p>
      <text:p text:style-name="P3">РОССИЙСКОЙ ФЕДЕРАЦИИ</text:p>
      <text:p text:style-name="P3">I. ОБЩИЕ ПОЛОЖЕНИЯ</text:p>
      <text:p text:style-name="P4">1. Положение об оперативных органах (о центрах) Единой системы организации воздушного движения Российской Федерации (далее именуется - Положение) разработано в соответствии с Воздушным кодексом Российской Федерации от 19 марта 1997 г. N 60-ФЗ &lt;*&gt;, Постановлением Правительства Российской Федерации от 18 июня 1998 г. N 605 "О государственном регулировании и организации использования воздушного пространства Российской Федерации" &lt;**&gt;, Постановлением Правительства Российской Федерации от 22 сентября 1999 г. N 1084 "Об утверждении Федеральных правил использования воздушного пространства Российской Федерации" &lt;***&gt;.</text:p>
      <text:p text:style-name="P5">--------------------------------</text:p>
      <text:p text:style-name="P4">&lt;*&gt; Собрание законодательства Российской Федерации, 1997, N 12, ст. 1383; 1999, N 28, ст. 3483.</text:p>
      <text:p text:style-name="P4">&lt;**&gt; Собрание законодательства Российской Федерации, 1998, N 26, ст. 3077.</text:p>
      <text:p text:style-name="P4">&lt;***&gt; Собрание законодательства Российской Федерации, 1999, N 40, ст. 4861.</text:p>
      <text:p text:style-name="P4">2. Положение определяет предназначение, структуру, задачи и функции центров Единой системы организации воздушного движения Российской Федерации (далее именуются - центры), а также права и обязанности начальников (руководителей) военных и гражданских секторов центров по вопросам организации использования воздушного пространства.</text:p>
      <text:p text:style-name="P4">3. Структура оперативных органов ЕС ОрВД:</text:p>
      <text:p text:style-name="P4">главный центр ЕС ОрВД (далее именуется - ГЦ), состоящий из военного и гражданского секторов;</text:p>
      <text:p text:style-name="P4">зональные центры ЕС ОрВД (далее именуются - ЗЦ), состоящие из военного и гражданского секторов;</text:p>
      <text:p text:style-name="P4">вспомогательные зональные центры ЕС ОрВД (далее именуются - ВЗЦ), состоящие из гражданского сектора;</text:p>
      <text:p text:style-name="P4">районные центры ЕС ОрВД (далее именуются - РЦ), состоящие из военного и (или) гражданского секторов;</text:p>
      <text:p text:style-name="P4">вспомогательные районные центры ЕС ОрВД (далее именуются - ВРЦ), состоящие из военного и (или) гражданского секторов;</text:p>
      <text:p text:style-name="P4"><text:soft-page-break/>органы обслуживания воздушного движения аэропортов гражданской авиации, в том числе федерального значения, территориально совмещенные с районными (вспомогательными районными) центрами (далее именуются - органы ОВД аэропортов).</text:p>
      <text:p text:style-name="P4">4. Организация использования воздушного пространства осуществляется оперативными органами ЕС ОрВД в установленных для них зонах и районах ЕС ОрВД (далее именуются - зонах, районах).</text:p>
      <text:p text:style-name="P4">5. Оперативные органы ЕС ОрВД свою деятельность осуществляют:</text:p>
      <text:p text:style-name="P4">а) ГЦ - в пределах воздушного пространства Российской Федерации и районов, где ответственность за организацию воздушного движения возложена на Российскую Федерацию;</text:p>
      <text:p text:style-name="P4">б) ЗЦ - в установленной для него зоне;</text:p>
      <text:p text:style-name="P4">в) односекторный ВЗЦ - в установленной для него зоне, являющейся частью зоны ЗЦ;</text:p>
      <text:p text:style-name="P4">г) двухсекторный РЦ - в установленном для него районе;</text:p>
      <text:p text:style-name="P4">д) односекторный РЦ - в установленном для него районе, являющемся частью района двухсекторного РЦ;</text:p>
      <text:p text:style-name="P4">е) двухсекторный ВРЦ - в установленном для него районе, являющемся частью района двухсекторного РЦ;</text:p>
      <text:p text:style-name="P4">ж) односекторный ВРЦ - в установленном для него районе, являющемся частью района двухсекторного (односекторного) РЦ или на участках воздушных трасс и местных воздушных линий;</text:p>
      <text:p text:style-name="P4">з) орган ОВД аэропорта - в установленном для него районе.</text:p>
      <text:p text:style-name="P4">6. На центры ЕС ОрВД возлагается решение следующих задач:</text:p>
      <text:p text:style-name="P4">а) планирование и координирование использования воздушного пространства в соответствии с государственными приоритетами, установленными Воздушным кодексом Российской Федерации;</text:p>
      <text:p text:style-name="P4">б) обеспечение разрешительного порядка использования воздушного пространства;</text:p>
      <text:p text:style-name="P4">в) обеспечение экономичности, регулярности и безопасности воздушного движения;</text:p>
      <text:p text:style-name="P4">г) обслуживание (управление) воздушного движения;</text:p>
      <text:p text:style-name="P4">д) организация потоков воздушного движения;</text:p>
      <text:p text:style-name="P4">е) организация воздушного пространства в целях обеспечения обслуживания (управления) воздушного движения и организации потоков воздушного движения;</text:p>
      <text:p text:style-name="P4">ж) контроль за соблюдением Федеральных правил использования воздушного пространства Российской Федерации &lt;*&gt; (далее именуется - Федеральные правила использования воздушного пространства Российской Федерации);</text:p>
      <text:p text:style-name="P5">--------------------------------</text:p>
      <text:p text:style-name="P4">&lt;*&gt; Утверждены Постановлением Правительства Российской Федерации от 22 сентября 1999 г. N 1084 (Собрание законодательства Российской Федерации, 1999, N 40, ст. 4861).</text:p>
      <text:p text:style-name="P4">з) согласование предложений по совершенствованию структуры воздушного пространства Российской Федерации;</text:p>
      <text:p text:style-name="P4">и) предотвращение столкновений воздушных судов;</text:p>
      <text:p text:style-name="P4">к) участие в оказании помощи воздушным судам, терпящим или потерпевшим бедствие, а также в обеспечении поисково-спасательных работ.</text:p>
      <text:p text:style-name="P4">7. Военные и (или) гражданские секторы центров функционируют на основе распределения ответственности за организацию использования воздушного пространства и единой нормативной правовой базы. Оперативный состав дежурных смен военного и гражданского секторов центра должен размещаться в общем зале.</text:p>
      <text:p text:style-name="P4">8. Военные секторы центров организуют управление воздушным движением вне воздушных трасс и местных воздушных линий, обеспечивают другие виды деятельности, связанные с использованием воздушного пространства, а при необходимости, по согласованию с гражданским сектором, осуществляют управление воздушным движением по воздушным трассам и местным воздушным линиям при наличии соответствующих допусков у должностных лиц военных секторов.</text:p>
      <text:p text:style-name="P4">9. Указания военных секторов центров по вопросам использования воздушного пространства являются обязательными для гражданских секторов, пользователей воздушного пространства и органов ОВД (управления полетами) &lt;*&gt;.</text:p>
      <text:p text:style-name="P5">--------------------------------</text:p>
      <text:p text:style-name="P4">&lt;*&gt; Пункт 13 Положения о Единой системе организации воздушного движения Российской Федерации (утверждено Постановлением Правительства Российской Федерации от 18 июня 1998 г. N 605 (Собрание законодательства Российской Федерации, 1998, N 26, ст. 3077).</text:p>
      <text:p text:style-name="P4">10. Гражданские секторы центров организуют воздушное движение по воздушным трассам, местным воздушным линиям и при выполнении авиационных работ, а при необходимости, по согласованию с военными секторами, осуществляют обслуживание воздушного движения вне воздушных трасс и местных воздушных линий при наличии соответствующих допусков у диспетчеров гражданского сектора.</text:p>
      <text:p text:style-name="P4">11. Указания гражданских секторов центров по вопросам планирования, организации потоков и обслуживания воздушного движения на воздушных трассах, местных воздушных линиях, в районах авиационных работ, районах аэродромов и аэропортов гражданской авиации являются обязательными для органов ОВД (управления полетами) и пользователей воздушного пространства.</text:p>
      <text:p text:style-name="P4">12. Решение задач, возложенных на центры, осуществляется дежурными сменами военного и (или) гражданского секторов. Персональный состав дежурных смен определяется начальниками (руководителями) соответственно военного и гражданского секторов. Графики дежурств на месяц утверждаются начальниками (руководителями) соответствующих секторов центров.</text:p>
      <text:p text:style-name="P4"><text:soft-page-break/>13. Военные и гражданские секторы центров в процессе организации использования воздушного пространства осуществляют взаимный обмен информацией (метеорологической, аэронавигационной, радиолокационной, о пеленге, о местоположении воздушных судов и др.) на некоммерческой основе.</text:p>
      <text:p text:style-name="P4">14. Указания начальников военных секторов (начальников дежурных смен военных секторов) вышестоящих центров по вопросам, связанным с организацией использования воздушного пространства, являются обязательными для выполнения начальниками военных секторов (начальниками дежурных смен) нижестоящих центров.</text:p>
      <text:p text:style-name="P4">15. Указания начальников (руководителей) гражданских секторов (начальников дежурных смен гражданских секторов) вышестоящих центров по вопросам, связанным с организацией использования воздушного пространства, являются обязательными для начальников (руководителей) гражданских секторов (начальников дежурных смен гражданских секторов) нижестоящих центров и органов ОВД аэропортов.</text:p>
      <text:p text:style-name="P4">16. Порядком, установленным настоящим Положением, в центрах разрабатываются и утверждаются:</text:p>
      <text:p text:style-name="P4">а) функциональные обязанности - для личного состава военных секторов центров;</text:p>
      <text:p text:style-name="P4">б) должностные инструкции - для специалистов гражданских секторов центров;</text:p>
      <text:p text:style-name="P4">в) технологии работы - для личного состава и специалистов дежурных смен соответственно военных и гражданских секторов центров.</text:p>
      <text:p text:style-name="P4">Указанные документы разрабатываются в соответствии с типовыми функциональными обязанностями, должностными инструкциями и технологиями работы.</text:p>
      <text:p text:style-name="P4">Порядок взаимодействия личного состава и специалистов дежурных смен военных и гражданских секторов центров между собой и с органами ВВС и ПВО определяется технологиями работы исходя из задач и функций центров.</text:p>
      <text:p text:style-name="P4">17. Личный состав военного сектора центров, относящийся к авиационному персоналу государственной авиации, должен иметь специальную подготовку и допуск.</text:p>
      <text:p text:style-name="P4">Специалисты гражданского сектора, относящиеся к авиационному персоналу гражданской авиации, должны иметь специальное образование, подготовку и сертификат (свидетельство).</text:p>
      <text:p text:style-name="P4">18. Должностные лица центров, осуществляющие обслуживание (управление) воздушного движения, перед заступлением на дежурство проходят медицинский осмотр.</text:p>
      <text:p text:style-name="P4">19. В центрах ежесуточно, перед заступлением на дежурство, проводятся инструктажи дежурных смен и после передачи дежурства новой смене - разборы их работы. Ежемесячно проводится анализ совместной работы военного и гражданского секторов центров. Порядок проведения инструктажей и разборов работы дежурных смен военного и гражданских секторов центра ЕС ОрВД указан в приложении к настоящему Положению.</text:p>
      <text:p text:style-name="P4">20. Размещение, содержание и материально-техническое обеспечение, совместная эксплуатация средств связи и радиотехнического обеспечения осуществляются на основании соглашений (договоров) на региональном уровне между воинскими частями и организациями гражданской авиации, в состав которых соответственно входят военные и гражданские секторы двухсекторных центров ЕС ОрВД.</text:p>
      <text:p text:style-name="P4">21. Военные секторы центров для обеспечения маршрутных и маршрутно-трассовых полетов привлекают, при необходимости, органы ОВД (управления полетами) пользователей воздушного пространства, выделенные им в качестве вспомогательных пунктов управления и в отдельных случаях, по согласованию с гражданскими секторами своих центров, - гражданские односекторные РЦ (ВРЦ) и органы ОВД гражданской авиации, не выделенные в качестве вспомогательных пунктов управления.</text:p>
      <text:p text:style-name="P4">Военные секторы РЦ ставят задачу вспомогательным пунктам управления через командные пункты объединений и соединений ВВС и ПВО (авиационных объединений, соединений), а гражданским органам ОВД - через гражданские секторы своих РЦ.</text:p>
      <text:p text:style-name="P4">22. Военные и гражданские секторы центров выдают разрешения на использование воздушного пространства в соответствии с Федеральными правилами использования воздушного пространства Российской Федерации &lt;*&gt; на основании заявок (графиков, расписаний), включенных в суточный план использования воздушного пространства, по запросу пользователей воздушного пространства.</text:p>
      <text:p text:style-name="P5">--------------------------------</text:p>
      <text:p text:style-name="P4">&lt;*&gt; Утверждены Постановлением Правительства Российской Федерации от 22 сентября 1999 г. N 1084 (Собрание законодательства Российской Федерации, 1999, N 40, ст. 4861).</text:p>
      <text:p text:style-name="P4">Разрешение на использование воздушного пространства для выполнения полетов воздушных судов военными секторами центров выдается пользователям воздушного пространства при наличии подтверждения о готовности к их приему на аэродромах назначения и запасных аэродромах, готовности привлекаемых к управлению средств связи и радиотехнического обеспечения и органов ОВД (управления полетами).</text:p>
      <text:p text:style-name="P4">23. Контроль за соблюдением порядка использования воздушного пространства центры осуществляют в процессе планирования, координирования использования воздушного пространства и при обслуживании (управлении) воздушного движения.</text:p>
      <text:p text:style-name="P3">II. ГЛАВНЫЙ ЦЕНТР ЕДИНОЙ СИСТЕМЫ ОРГАНИЗАЦИИ</text:p>
      <text:p text:style-name="P3">ВОЗДУШНОГО ДВИЖЕНИЯ РОССИЙСКОЙ ФЕДЕРАЦИИ</text:p>
      <text:p text:style-name="P4">24. Главный центр предназначен для планирования и координирования использования воздушного пространства, организации воздушного движения, обеспечения разрешительного порядка использования воздушного пространства, контроля за соблюдением Федеральных правил использования воздушного пространства Российской Федерации в пределах воздушного пространства Российской Федерации и районов, где ответственность за организацию воздушного движения возложена на Российскую Федерацию.</text:p>
      <text:p text:style-name="P3"><text:soft-page-break/>Военный сектор Главного центра</text:p>
      <text:p text:style-name="P4">25. На военный сектор ГЦ возлагаются следующие функции:</text:p>
      <text:p text:style-name="P4">а) составление и обеспечение суточного плана использования воздушного пространства, доведение изменений суточного плана до военных секторов ЗЦ, гражданского сектора ГЦ, центрального командного пункта ВВС, соответствующих федеральных органов исполнительной власти, надзорных и контрольных органов в части, их касающейся, а также анализ выполнения суточного плана;</text:p>
      <text:p text:style-name="P4">б) разработка совместно с гражданским сектором в части, его касающейся, доведение, введение и снятие временных режимов, кратковременных ограничений использования воздушного пространства, а также контроль за их соблюдением;</text:p>
      <text:p text:style-name="P4">в) обеспечение деятельности, требующей специальной организации использования воздушного пространства;</text:p>
      <text:p text:style-name="P4">г) координирование временных режимов (в том числе с гражданским сектором в части касающейся) и доведение изменений до гражданского сектора ГЦ, военных секторов ЗЦ, центрального командного пункта ВВС и подателя представления на установление временного режима;</text:p>
      <text:p text:style-name="P4">д) согласование ввода в действие местных режимов;</text:p>
      <text:p text:style-name="P4">е) выдача гражданскому сектору ГЦ разрешений на передачу службам обслуживания воздушного движения иностранных государств информации по запретам и ограничениям, необходимой для обеспечения полетов иностранных воздушных судов;</text:p>
      <text:p text:style-name="P4">ж) согласование с гражданским сектором ГЦ вопросов обеспечения полетов воздушных судов государственной и экспериментальной авиации по воздушным трассам, местным воздушным линиям в воздушном пространстве более двух зон;</text:p>
      <text:p text:style-name="P4">з) выдача разрешений гражданскому сектору ГЦ на использование спрямленных воздушных трасс в воздушном пространстве более двух зон, а также на выход за пределы воздушных трасс;</text:p>
      <text:p text:style-name="P4">и) организация управления воздушным движением вне воздушных трасс и местных воздушных линий и выдача разрешений на использование воздушного пространства военным секторам центров в воздушном пространстве более двух зон;</text:p>
      <text:p text:style-name="P4">к) информирование центрального командного пункта ВВС и гражданского сектора ГЦ о литерных и подконтрольных полетах воздушных судов;</text:p>
      <text:p text:style-name="P4">л) обеспечение международных полетов воздушных судов в части, касающейся военного сектора ГЦ;</text:p>
      <text:p text:style-name="P4">м) информирование через гражданский сектор ГЦ органов ОВД иностранных государств о полетах аэростатов с пересечением государственной границы;</text:p>
      <text:p text:style-name="P4">н) выдача указаний (разрешений) военным секторам центров на изменение маршрута и эшелона (высоты) полета воздушных судов в случаях обхода зон с опасными явлениями погоды, изменения полетного задания или направления воздушных судов на запасные аэродромы и информирование об этом центрального командного пункта ВВС;</text:p>
      <text:p text:style-name="P4">о) анализ фактической и прогнозируемой метеорологической обстановки для выработки рекомендаций на изменение маршрутов и эшелонов (высот) полета воздушных судов в случаях обхода зон с опасными явлениями погоды, изменения полетного задания или направления воздушных судов на запасные аэродромы;</text:p>
      <text:p text:style-name="P4">п) контроль и координация действий военных секторов ЗЦ по вопросам организации использования воздушного пространства;</text:p>
      <text:p text:style-name="P4">р) контроль за готовностью аэродромов назначения и запасных аэродромов государственной и экспериментальной авиации к приему воздушных судов, за работой дополнительных средств связи и радиотехнического обеспечения полетов Министерства обороны Российской Федерации согласно суточному плану военного сектора ГЦ, а также принятие мер по замене указанных аэродромов и средств в случае выхода их из строя;</text:p>
      <text:p text:style-name="P4">с) уведомление соответствующих органов и организаций о воздушных судах, нуждающихся в помощи поисково-спасательных служб, и оказание таким органам и организациям необходимого содействия;</text:p>
      <text:p text:style-name="P4">т) контроль за соблюдением Федеральных правил использования воздушного пространства Российской Федерации;</text:p>
      <text:p text:style-name="P4">у) доведение до военных секторов ЗЦ разрешений на пересечение воздушными судами государственной границы Российской Федерации;</text:p>
      <text:p text:style-name="P4">ф) согласование предложений по изменению структуры воздушного пространства Российской Федерации.</text:p>
      <text:p text:style-name="P4">26. В суточный план использования воздушного пространства военного сектора ГЦ включаются заявки на деятельность по использованию воздушного пространства в соответствии с Федеральными правилами использования воздушного пространства Российской Федерации.</text:p>
      <text:p text:style-name="P4">Суточный план использования воздушного пространства согласовывается с центральным командным пунктом ВВС, военными секторами ЗЦ, а также с гражданским сектором ГЦ в части, их касающейся, и утверждается начальником военного сектора ГЦ.</text:p>
      <text:p text:style-name="P4">27. Военный сектор ГЦ при получении информации о нарушениях Федеральных правил использования воздушного пространства Российской Федерации принимает меры к их прекращению, представляет в Управление по использованию воздушного пространства и управлению воздушным движением Министерства обороны Российской Федерации оперативную информацию, осуществляет учет и анализ нарушений.</text:p>
      <text:p text:style-name="P4">28. Начальник военного сектора ГЦ подчиняется начальнику Управления по использованию воздушного пространства и управлению воздушным движением Министерства обороны Российской Федерации.</text:p>
      <text:p text:style-name="P4"><text:soft-page-break/>29. Технологии работы и функциональные обязанности личного состава военного сектора ГЦ разрабатываются начальником военного сектора. Технологии работы согласовываются с гражданским сектором ГЦ, центральным командным пунктом ВВС и утверждаются начальником Управления по использованию воздушного пространства и управлению воздушным движением Министерства обороны Российской Федерации. Функциональные обязанности утверждаются начальником Управления по использованию воздушного пространства и управлению воздушным движением Министерства обороны Российской Федерации.</text:p>
      <text:p text:style-name="P4">30. Начальник военного сектора ГЦ является прямым начальником для личного состава военного сектора центра. Он несет ответственность за выполнение задач, возложенных на военный сектор, и обязан:</text:p>
      <text:p text:style-name="P4">а) организовывать и контролировать работу личного состава по выполнению задач, возложенных на военный сектор ГЦ;</text:p>
      <text:p text:style-name="P4">б) утверждать временные режимы;</text:p>
      <text:p text:style-name="P4">в) контролировать своевременность составления и обеспечения суточного плана использования воздушного пространства военного сектора ГЦ, анализировать его выполнение и вырабатывать предложения по эффективному использованию воздушного пространства Российской Федерации;</text:p>
      <text:p text:style-name="P4">г) совершенствовать взаимодействие с гражданским сектором ГЦ и заинтересованными федеральными органами исполнительной власти по вопросам организации использования воздушного пространства;</text:p>
      <text:p text:style-name="P4">д) анализировать нарушения Федеральных правил использования воздушного пространства Российской Федерации и разрабатывать предложения по их предотвращению. По указанию начальника Управления по использованию воздушного пространства и управлению воздушным движением Министерства обороны Российской Федерации участвовать в расследовании нарушений порядка использования воздушного пространства Российской Федерации;</text:p>
      <text:p text:style-name="P4">е) участвовать в разработке мероприятий по оснащению ГЦ средствами связи;</text:p>
      <text:p text:style-name="P4">ж) участвовать в подготовке проектов оснащения центра автоматизированными системами и средствами планирования использования воздушного пространства и планов их внедрения;</text:p>
      <text:p text:style-name="P4">з) анализировать и обобщать опыт эксплуатации военным сектором ГЦ средств автоматизации использования воздушного пространства, проводить оценку их эксплуатационных характеристик и готовить предложения по повышению (поддержанию) эксплуатационной готовности и надежности средств автоматизации планирования;</text:p>
      <text:p text:style-name="P4">и) разрабатывать мероприятия по совершенствованию оборудования рабочих мест военного сектора ГЦ;</text:p>
      <text:p text:style-name="P4">к) обобщать и внедрять в практику эффективные формы и методы работы дежурных смен военных секторов центров;</text:p>
      <text:p text:style-name="P4">л) участвовать в разработке документов, регламентирующих порядок использования воздушного пространства Российской Федерации, и в рассмотрении предложений по изменению структуры воздушного пространства;</text:p>
      <text:p text:style-name="P4">м) оказывать помощь военным секторам центров в выполнении задач, определенных настоящим Положением;</text:p>
      <text:p text:style-name="P4">н) участвовать в проверках военных секторов центров;</text:p>
      <text:p text:style-name="P4">о) планировать, организовывать и проводить профессиональную подготовку личного состава военного сектора ГЦ.</text:p>
      <text:p text:style-name="P3">Гражданский сектор Главного центра</text:p>
      <text:p text:style-name="P4">31. На гражданский сектор ГЦ возлагаются следующие функции:</text:p>
      <text:p text:style-name="P4">а) организация воздушного движения по воздушным трассам, местным воздушным линиям и в районах авиационных работ;</text:p>
      <text:p text:style-name="P4">б) согласование с военным сектором ГЦ вопросов обеспечения безопасности, регулярности и экономичности воздушного движения при введении временных режимов и кратковременных ограничений использования воздушного пространства. Контроль за их получением и соблюдением гражданскими секторами ЗЦ (ВЗЦ);</text:p>
      <text:p text:style-name="P4">в) передача, с разрешения военного сектора ГЦ, службам обслуживания воздушного движения иностранных государств информации по запретам и ограничениям, необходимой для обеспечения полетов иностранных воздушных судов;</text:p>
      <text:p text:style-name="P4">г) формирование, обеспечение и контроль выполнения суточного плана воздушного движения, доведение суточного плана и его изменений до военного сектора ГЦ, гражданских секторов ЗЦ, центрального командного пункта ВВС, соответствующих федеральных органов исполнительной власти, надзорных и контрольных органов в части, их касающейся, а также анализ выполнения суточного плана;</text:p>
      <text:p text:style-name="P4">д) планирование и организация потоков воздушных судов, следующих по воздушным трассам и местным воздушным линиям за пределы одной зоны, а также координирование этих потоков при изменении полетных заданий, воздушной, метеорологической обстановки;</text:p>
      <text:p text:style-name="P4">е) доведение до соответствующих центров, органов ОВД пользователей воздушного пространства изменений полетных заданий, воздушной, метеорологической обстановки, а также контроль выполнения мер по организации потоков воздушного движения при прогнозируемом превышении потребностей воздушного движения над пропускной способностью элементов структуры воздушного пространства;</text:p>
      <text:p text:style-name="P4">ж) обеспечение деятельности, требующей специальной организации использования воздушного пространства (полеты литерных воздушных судов и др.), в соответствии с суточным планом гражданского сектора ГЦ, информация о полетах воздушных судов, выполняющих литерные рейсы соответствующих органов, определенных нормативными документами, в части, их касающейся;</text:p>
      <text:p text:style-name="P4">з) обеспечение международных полетов воздушных судов в части касающейся;</text:p>
      <text:p text:style-name="P4"><text:soft-page-break/>и) согласование с военным сектором ГЦ изменения маршрутов и высот полета воздушных судов в случаях обхода зон с опасными явлениями погоды, изменения полетного задания или направления воздушных судов на запасные аэродромы при необходимости выхода за пределы воздушных трасс и местных воздушных линий;</text:p>
      <text:p text:style-name="P4">й) согласование с военным сектором ГЦ использования спрямленных воздушных трасс в воздушном пространстве более двух зон;</text:p>
      <text:p text:style-name="P4">к) доведение до заинтересованных органов ОВД информации о разрешенных для использования спрямленных воздушных трасс;</text:p>
      <text:p text:style-name="P4">л) согласование с военным сектором ГЦ вопросов обеспечения полетов воздушных судов гражданской авиации вне воздушных трасс в воздушном пространстве более двух зон;</text:p>
      <text:p text:style-name="P4">м) согласование с военным сектором ГЦ вопросов обеспечения полетов воздушных судов государственной и экспериментальной авиации по воздушным трассам и местным воздушным линиям в воздушном пространстве более двух зон;</text:p>
      <text:p text:style-name="P4">н) контроль и координация действий гражданских секторов ЗЦ (ВЗЦ) по вопросам воздушного движения;</text:p>
      <text:p text:style-name="P4">о) контроль за готовностью аэродромов назначения и запасных аэродромов к приему воздушных судов и за работой трассовых радиотехнических средств согласно суточному плану гражданского сектора ГЦ, а также принятие мер по замене указанных аэродромов и средств в случае выхода их из строя;</text:p>
      <text:p text:style-name="P4">п) анализ представленных Росгидрометом и его подразделениями данных по фактической и прогнозируемой метеорологической обстановке;</text:p>
      <text:p text:style-name="P4">р) уведомление соответствующих органов и организаций о воздушных судах, нуждающихся в помощи поисково-спасательных служб, и оказание таким органам и организациям необходимого содействия;</text:p>
      <text:p text:style-name="P4">с) согласование предложений по изменению структуры воздушного пространства;</text:p>
      <text:p text:style-name="P4">т) контроль за наличием у пользователя соответствующих разрешений на разовые международные полеты российских и иностранных воздушных судов и доведение этих разрешений до гражданских секторов ЗЦ;</text:p>
      <text:p text:style-name="P4">у) разработка предложений по повышению пропускной способности центров ЕС ОрВД, совершенствованию организации воздушного движения и радиотехнического обеспечения полетов;</text:p>
      <text:p text:style-name="P4">ф) участие в проведении анализа нарушений Федеральных правил использования воздушного пространства Российской Федерации и в разработке мероприятий по их предотвращению;</text:p>
      <text:p text:style-name="P4">х) участие в разработке расписания движения воздушных судов российских и иностранных авиакомпаний в воздушном пространстве Российской Федерации;</text:p>
      <text:p text:style-name="P4">ц) контроль за соблюдением требований табеля сообщений о движении воздушных судов в Российской Федерации и принятие мер в случае его нарушения;</text:p>
      <text:p text:style-name="P4">ч) разработка и реализация мер по обеспечению потребностей в использовании воздушного пространства, определенного для воздушных трасс, местных воздушных линий и районов авиационных работ, при возникновении особых случаев (выход из строя автоматизированной системы обслуживания воздушного движения, радиолокационных средств и др.);</text:p>
      <text:p text:style-name="P4">ш) взаимодействие с соответствующими органами ОВД сопредельных государств по вопросам организации воздушного движения;</text:p>
      <text:p text:style-name="P4">щ) контроль за соблюдением Федеральных правил использования воздушного пространства Российской Федерации.</text:p>
      <text:p text:style-name="P4">32. В суточный план воздушного движения гражданского сектора ГЦ включаются заявки на полеты:</text:p>
      <text:p text:style-name="P4">а) литерных воздушных судов всех ведомств по воздушным трассам и местным воздушным линиям, а воздушных судов гражданской авиации также и вне воздушных трасс и местных воздушных линий;</text:p>
      <text:p text:style-name="P4">б) воздушных судов, выполняющих международные полеты по воздушным трассам и местным воздушным линиям;</text:p>
      <text:p text:style-name="P4">в) воздушных судов государственной и экспериментальной авиации по воздушным трассам и местным воздушным линиям в воздушном пространстве двух и более зон;</text:p>
      <text:p text:style-name="P4">г) воздушных судов гражданской авиации вне воздушных трасс и местных воздушный линий в воздушном пространстве двух и более зон;</text:p>
      <text:p text:style-name="P4">д) воздушных судов гражданской, государственной и экспериментальной авиации вне воздушных трасс и местных воздушных линий в воздушном пространстве двух и более зон при управлении ими гражданскими секторами центров или органами ОВД гражданской авиации.</text:p>
      <text:p text:style-name="P4">Суточный план воздушного движения согласовывается с военным сектором ГЦ, с центральным командным пунктом ВВС, в части касающейся, и утверждается начальником гражданского сектора ГЦ.</text:p>
      <text:p text:style-name="P4">33. Гражданский сектор ГЦ при получении информации о нарушениях Федеральных правил использования воздушного пространства Российской Федерации принимает меры к их прекращению, информирует военный сектор ГЦ.</text:p>
      <text:p text:style-name="P4">34. Начальник гражданского сектора ГЦ подчиняется руководителю предприятия гражданской авиации, в состав которого гражданский сектор центра входит, а в специальном отношении - руководителю Департамента государственного регулирования организации воздушного движения Государственной службы гражданской авиации Министерства транспорта Российской Федерации.</text:p>
      <text:p text:style-name="P4">35. Технологии работы и должностные инструкции специалистов гражданского сектора ГЦ разрабатываются начальником гражданского сектора ГЦ. Технологии работы согласовываются с военным сектором ГЦ, центральным командным пунктом ВВС и утверждаются руководителем Департамента государственного регулирования организации <text:soft-page-break/>воздушного движения Государственной службы гражданской авиации Министерства транспорта Российской Федерации. Должностные инструкции утверждаются руководителем предприятия гражданской авиации, в состав которого гражданский сектор центра входит.</text:p>
      <text:p text:style-name="P4">36. Начальник гражданского сектора ГЦ является начальником для специалистов гражданского сектора центра и несет ответственность за выполнение задач, возложенных на гражданский сектор, и обязан:</text:p>
      <text:p text:style-name="P4">а) организовывать и контролировать работу специалистов гражданского сектора ГЦ;</text:p>
      <text:p text:style-name="P4">б) контролировать своевременность составления и обеспечения суточного плана воздушного движения гражданского сектора ГЦ, планирование мер по организации потоков воздушного движения, анализировать их выполнение и вырабатывать предложения по эффективному использованию воздушного пространства;</text:p>
      <text:p text:style-name="P4">в) совершенствовать взаимодействие с военным сектором ГЦ и заинтересованными федеральными органами исполнительной власти по вопросам организации использования воздушного пространства;</text:p>
      <text:p text:style-name="P4">г) анализировать факты нарушения Федеральных правил использования воздушного пространства Российской Федерации, принимать участие в расследовании нарушений порядка использования воздушного пространства и разрабатывать предложения по их предотвращению;</text:p>
      <text:p text:style-name="P4">д) разрабатывать мероприятия по совершенствованию оборудования рабочих мест гражданского сектора ГЦ;</text:p>
      <text:p text:style-name="P4">е) анализировать и обобщать опыт работы дежурных смен гражданских секторов центров;</text:p>
      <text:p text:style-name="P4">ж) участвовать в разработке документов, регламентирующих организацию использования воздушного пространства, и в рассмотрении предложений по изменению структуры воздушного пространства;</text:p>
      <text:p text:style-name="P4">з) участвовать в подготовке проектов оснащения центра автоматизированными системами и средствами планирования использования воздушного пространства и планирования потоков воздушного движения, планов их внедрения;</text:p>
      <text:p text:style-name="P4">и) анализировать и обобщать опыт эксплуатации гражданским сектором ГЦ средств автоматизации планирования использования воздушного пространства и планирования потоков воздушного движения, проводить оценку их эксплуатационных характеристик и готовить предложения по повышению (поддержанию) эксплуатационной готовности и надежности средств автоматизации;</text:p>
      <text:p text:style-name="P4">к) контролировать работу гражданских секторов центров и отказывать помощь в выполнении задач, возложенных на них настоящим Положением;</text:p>
      <text:p text:style-name="P4">л) участвовать в проверках гражданских секторов центров;</text:p>
      <text:p text:style-name="P4">м) планировать, организовывать и проводить профессиональную подготовку специалистов гражданского сектора ГЦ, обеспечивать повышение их классной квалификации;</text:p>
      <text:p text:style-name="P4">н) принимать участие в разработке мероприятий по оснащению гражданских секторов центров радиотехническими средствами контроля и обслуживания воздушного движения;</text:p>
      <text:p text:style-name="P4">о) участвовать в подготовке соответствующих соглашений (договоров), обеспечивающих выполнение задач, возложенных на центр;</text:p>
      <text:p text:style-name="P4">п) разрабатывать предложения по повышению пропускной способности центров ЕС ОрВД, совершенствованию организации воздушного движения и радиотехнического обеспечения полетов;</text:p>
      <text:p text:style-name="P4">р) взаимодействовать с пользователями воздушного пространства, в том числе и зарубежными.</text:p>
      <text:p text:style-name="P3">III. ЗОНАЛЬНЫЙ ЦЕНТР ЕДИНОЙ СИСТЕМЫ ОРГАНИЗАЦИИ</text:p>
      <text:p text:style-name="P3">ВОЗДУШНОГО ДВИЖЕНИЯ РОССИЙСКОЙ ФЕДЕРАЦИИ</text:p>
      <text:p text:style-name="P4">37. Зональный центр предназначен для планирования и координирования использования воздушного пространства, организации воздушного движения, обеспечения разрешительного порядка использования воздушного пространства, контроля за соблюдением Федеральных правил использования воздушного пространства Российской Федерации в своей зоне.</text:p>
      <text:p text:style-name="P3">Военный сектор зонального центра</text:p>
      <text:p text:style-name="P4">38. На военный сектор ЗЦ возлагаются следующие функции:</text:p>
      <text:p text:style-name="P4">а) прием, обработка, контроль за правильностью оформления, адресования и передача заявок на использование воздушного пространства;</text:p>
      <text:p text:style-name="P4">б) составление и обеспечение суточного плана использования воздушного пространства, доведение изменений суточного плана использования воздушного пространства до военных секторов РЦ, входящих в его зону, военного сектора ГЦ, смежных ЗЦ, гражданского сектора центра, пользователей воздушного пространства в части, их касающейся, а также анализ выполнения суточного плана использования воздушного пространства;</text:p>
      <text:p text:style-name="P4">в) доведение временных режимов и кратковременных ограничений, полученных от военного сектора ГЦ;</text:p>
      <text:p text:style-name="P4">г) разработка, совместно с гражданским сектором центра в части, его касающейся, доведение, введение, снятие местных режимов, их координирование и доведение изменений до военного сектора ГЦ, гражданского сектора ЗЦ, командного пункта объединения ВВС и ПВО (авиационного объединения), военных секторов РЦ, входящих в его зону, и пользователей воздушного пространства в части, их касающейся;</text:p>
      <text:p text:style-name="P4">д) разработка, совместно с гражданским сектором центра в части, его касающейся, доведение, введение, снятие запретов в соответствии с временными и местными режимами, а также кратковременных ограничений и контроль за их соблюдением;</text:p>
      <text:p text:style-name="P4">е) обеспечение деятельности, требующей специальной организации использования воздушного пространства;</text:p>
      <text:p text:style-name="P4">ж) выдача разрешений на использование воздушного пространства в соответствии с суточным планом использования воздушного пространства военного сектора ЗЦ;</text:p>
      <text:p text:style-name="P4"><text:soft-page-break/>з) выдача разрешений гражданскому сектору на использование спрямленных воздушных трасс в зоне, а также на выход воздушных судов за пределы воздушных трасс, местных воздушных линий;</text:p>
      <text:p text:style-name="P4">и) выдача указаний (разрешений) на изменение маршрутов и высот полета в случаях обхода зон с опасными явлениями погоды, изменения полетного задания или направления воздушных судов на запасные аэродромы и информирование об этом органов ВВС и ПВО;</text:p>
      <text:p text:style-name="P4">к) организация управления воздушным движением вне воздушных трасс и местных воздушных линий в соответствии с суточным планом использования воздушного пространства военного сектора ЗЦ;</text:p>
      <text:p text:style-name="P4">л) доклад командующему объединением ВВС и ПВО (командующему авиационным объединением) и военному сектору ГЦ о выполнении литерных и подконтрольных полетов воздушных судов, а также доведение информации о таких полетах до командного пункта объединения ВВС и ПВО (авиационного объединения) и гражданского сектора своего центра в части, их касающейся;</text:p>
      <text:p text:style-name="P4">м) обеспечение международных полетов воздушных судов государственной и экспериментальной авиации в части, касающейся военного сектора ЗЦ;</text:p>
      <text:p text:style-name="P4">н) согласование с гражданским сектором центра вопросов обеспечения полетов воздушных судов государственной и экспериментальной авиации по воздушным трассам и местным воздушным линиям;</text:p>
      <text:p text:style-name="P4">о) выдача разрешений гражданскому сектору на использование средств связи и радиотехнического обеспечения Министерства обороны Российской Федерации при обслуживании полетов воздушных судов гражданской авиации;</text:p>
      <text:p text:style-name="P4">п) информирование гражданского сектора и соответствующих органов ОВД (управления полетами) пользователей воздушного пространства в части, их касающейся, о начале (окончании) деятельности по использованию воздушного пространства согласно суточному плану использования воздушного пространства военного сектора ЗЦ;</text:p>
      <text:p text:style-name="P4">р) по запросу военного сектора ГЦ доклад о движении воздушных судов Министерства обороны Российской Федерации по воздушным трассам и местным воздушным линиям в своей зоне;</text:p>
      <text:p text:style-name="P4">с) контроль и координация действий военных секторов РЦ по вопросам организации использования воздушного пространства;</text:p>
      <text:p text:style-name="P4">т) контроль за своевременной подачей военными секторами РЦ флайт-планов на международные полеты воздушных судов государственной и экспериментальной авиации в авиадиспетчерские пункты аэропортов;</text:p>
      <text:p text:style-name="P4">у) контроль за соблюдением Федеральных правил использования воздушного пространства Российской Федерации;</text:p>
      <text:p text:style-name="P4">ф) контроль за готовностью аэродромов назначения и запасных аэродромов государственной и экспериментальной авиации к приему воздушных судов и за работой дополнительных средств связи и радиотехнического обеспечения полетов Министерства обороны Российской Федерации согласно суточному плану использования воздушного пространства, принятие мер по замене указанных аэродромов и средств в случае выхода их из строя;</text:p>
      <text:p text:style-name="P4">х) анализ фактической и прогнозируемой метеорологической обстановки для выработки рекомендаций и выдачи разрешений на изменение маршрутов и эшелонов (высот) полета в случаях обхода зон с опасными явлениями погоды, изменения полетного задания или направления воздушных судов на запасные аэродромы;</text:p>
      <text:p text:style-name="P4">ц) уведомление соответствующих органов и организаций о воздушных судах, нуждающихся в помощи поисково-спасательных служб, и оказание таким органам и организациям необходимого содействия;</text:p>
      <text:p text:style-name="P4">ч) согласование представлений на установление временных режимов, а также предложений по совершенствованию структуры воздушного пространства зоны.</text:p>
      <text:p text:style-name="P4">39. На военный сектор ЗЦ, с правом непосредственного управления воздушным движением, одновременно возлагаются функции, установленные для военного сектора РЦ.</text:p>
      <text:p text:style-name="P4">40. Суточный план военного сектора согласовывается с военным сектором ГЦ, командным пунктом объединения ВВС и ПВО (авиационного объединения), гражданским сектором ЗЦ, военными секторами РЦ своей зоны, смежными ЗЦ в части, их касающейся, и утверждается начальником военного сектора ЗЦ.</text:p>
      <text:p text:style-name="P4">41. Военный сектор ЗЦ при получении информации о нарушениях Федеральных правил использования воздушного пространства Российской Федерации принимает меры к их прекращению, осуществляет учет и анализ нарушений.</text:p>
      <text:p text:style-name="P4">42. Начальник военного сектора ЗЦ подчиняется командующему объединением ВВС и ПВО (командующему авиационным объединением), а по вопросам, связанным с использованием воздушного пространства, выполняет указания начальника военного сектора ГЦ.</text:p>
      <text:p text:style-name="P4">43. Технологии работы и функциональные обязанности личного состава военного сектора ЗЦ разрабатываются начальником военного сектора. Технологии работы согласовываются с гражданским сектором, с командным пунктом объединения ВВС и ПВО (авиационного объединения) и утверждаются начальником ГЦ. Функциональные обязанности утверждаются начальником военного сектора ЗЦ.</text:p>
      <text:p text:style-name="P4">44. Начальник военного сектора ЗЦ является прямым начальником для личного состава военного сектора центра. Он несет ответственность за выполнение задач, возложенных на военный сектор, и обязан:</text:p>
      <text:p text:style-name="P4">а) организовывать работу личного состава военного сектора ЗЦ и руководить деятельностью военных секторов центров зоны;</text:p>
      <text:p text:style-name="P4"><text:soft-page-break/>б) осуществлять совместно с начальником командного пункта объединения ВВС и ПВО (авиационного объединения) и начальником гражданского сектора ЗЦ, а также представителями пользователей воздушного пространства предварительное планирование использования воздушного пространства зоны;</text:p>
      <text:p text:style-name="P4">в) утверждать проекты местных режимов;</text:p>
      <text:p text:style-name="P4">г) контролировать своевременность составления и обеспечения суточного плана использования воздушного пространства, анализировать его выполнение и вырабатывать предложения по эффективному использованию воздушного пространства зоны;</text:p>
      <text:p text:style-name="P4">д) организовывать и совершенствовать взаимодействие с гражданским сектором ЗЦ, командным пунктом объединения ВВС и ПВО, пользователями воздушного пространства;</text:p>
      <text:p text:style-name="P4">е) анализировать факты нарушения Федеральных правил использования воздушного пространства Российской Федерации в зоне, принимать участие в расследовании нарушений порядка использования воздушного пространства в зоне и разрабатывать предложения по их предотвращению;</text:p>
      <text:p text:style-name="P4">ж) принимать участие в разработке мероприятий по оснащению центров зоны средствами связи и радиотехнического обеспечения;</text:p>
      <text:p text:style-name="P4">з) участвовать в подготовке проектов оснащения центров зоны автоматизированными системами и средствами управления воздушным движением и планов их внедрения;</text:p>
      <text:p text:style-name="P4">и) анализировать и обобщать опыт эксплуатации центрами зоны средств автоматизации управления воздушным движением, проводить оценку их эксплуатационных характеристик и готовить предложения по повышению (поддержанию) эксплуатационной готовности и надежности средств автоматизации;</text:p>
      <text:p text:style-name="P4">к) разрабатывать мероприятия по совершенствованию оборудования рабочих мест военных секторов центров зоны;</text:p>
      <text:p text:style-name="P4">л) обобщать и внедрять в практику эффективные формы и методы работы дежурных смен военных секторов центров зоны;</text:p>
      <text:p text:style-name="P4">м) принимать участие в разработке документов, регламентирующих порядок использования воздушного пространства, готовить предложения по совершенствованию структуры воздушного пространства зоны;</text:p>
      <text:p text:style-name="P4">н) организовывать своевременное проведение облетов радиотехнических средств центров зоны;</text:p>
      <text:p text:style-name="P4">о) проводить занятия с экипажами воздушных судов государственной и экспериментальной авиации, специалистами органов ОВД (управления полетами) по организации использования воздушного пространства зоны;</text:p>
      <text:p text:style-name="P4">п) организовывать, планировать и проводить профессиональную подготовку личного состава военного сектора ЗЦ.</text:p>
      <text:p text:style-name="P4">45. При одновременном выполнении ЗЦ функций управления воздушным движением начальник военного сектора обязан уметь самостоятельно осуществлять управление воздушным движением.</text:p>
      <text:p text:style-name="P3">Гражданский сектор зонального центра</text:p>
      <text:p text:style-name="P4">46. На гражданский сектор ЗЦ возлагаются следующие функции:</text:p>
      <text:p text:style-name="P4">а) организация воздушного движения по воздушным трассам, местным воздушным линиям и в районах авиационных работ в зоне;</text:p>
      <text:p text:style-name="P4">б) согласование вопросов обеспечения безопасности, регулярности и экономичности воздушного движения при установлении местных режимов и кратковременных ограничений использования воздушного пространства;</text:p>
      <text:p text:style-name="P4">в) разработка предложений о запретах на полеты воздушных судов, в соответствии с временными и местными режимами использования воздушного пространства, на участках воздушных трасс, местных воздушных линий, в районах аэродромов, в том числе относящихся к международным аэропортам, и в районах авиационных работ, а также предложений о выделении спрямленных воздушных трасс, обходных маршрутов и представление этих предложений в военный сектор ЗЦ;</text:p>
      <text:p text:style-name="P4">г) доведение запретов и кратковременных ограничений на использование воздушного пространства до всех заинтересованных ЗЦ, односекторных ВЗЦ своей зоны ЕС ОрВД в части, их касающейся. Доведение информации о запретах и кратковременных ограничениях на использование воздушного пространства, установленных в других зонах ЕС ОрВД, до органов ОВД пользователей воздушного пространства своей зоны ЕС ОрВД в части, их касающейся;</text:p>
      <text:p text:style-name="P4">д) контроль за получением и соблюдением гражданскими секторами центров и органов ОВД зоны запретов и кратковременных ограничений на использование воздушного пространства;</text:p>
      <text:p text:style-name="P4">е) составление, обеспечение и контроль выполнения суточного плана воздушного движения. Доведение суточного плана воздушного движения и его изменений до военного сектора ЗЦ, ВЗЦ, смежных ЗЦ, гражданских секторов РЦ, органов ОВД аэродромов гражданской авиации, пользователей воздушного пространства зоны и соответствующих органов ВВС и ПВО в части, их касающейся, а также анализ выполнения суточного плана воздушного движения;</text:p>
      <text:p text:style-name="P4">ж) планирование и организация потоков воздушных судов, следующих по воздушным трассам и местным воздушным линиям в пределах своей зоны, а также координирование этих потоков при изменении полетных заданий, воздушной, метеорологической и орнитологической обстановки;</text:p>
      <text:p text:style-name="P4">з) доведение до соответствующих центров, органов ОВД пользователей воздушного пространства изменений полетных заданий, воздушной и метеорологической обстановки, а также контроль выполнения мер по организации потоков воздушного движения;</text:p>
      <text:p text:style-name="P4"><text:soft-page-break/>и) подача заявок в соответствующие органы ВВС и ПВО на полеты воздушных судов, следующих по воздушным трассам и местным воздушным линиям транзитом через зону и прилетающих на аэродромы гражданской авиации, расположенные в зоне;</text:p>
      <text:p text:style-name="P4">й) обеспечение деятельности, требующей специальной организации использования воздушного пространства (полеты воздушных судов по литерным рейсам и др.), в соответствии с суточным планом воздушного движения;</text:p>
      <text:p text:style-name="P4">к) информирование о полетах воздушных судов, выполняющих литерные рейсы соответствующих органов, определенных нормативными документами, в части, их касающейся;</text:p>
      <text:p text:style-name="P4">л) обеспечение международных полетов воздушных судов гражданской авиации по воздушным трассам и местным воздушным линиям согласно суточному плану воздушного движения;</text:p>
      <text:p text:style-name="P4">м) согласование с гражданскими секторами ГЦ, ВЗЦ, РЦ и смежных ЗЦ (ВЗЦ) изменений маршрутов полета воздушных судов в случаях перегрузки направлений (секторов) РЦ и ВРЦ, обхода зон с опасными явлениями погоды, изменения полетного задания или направления воздушных судов на запасные аэродромы, а также с военным сектором ЗЦ, если при этом необходим выход за пределы воздушных трасс и местных воздушных линий;</text:p>
      <text:p text:style-name="P4">н) согласование с военным сектором ЗЦ, гражданскими секторами ГЦ, РЦ и смежных ЗЦ (ВЗЦ) использования спрямленных воздушных трасс;</text:p>
      <text:p text:style-name="P4">о) согласование с военным сектором ЗЦ, гражданским сектором ВЗЦ вопросов обеспечения полетов воздушных судов гражданской авиации вне воздушных трасс и местных воздушных линий;</text:p>
      <text:p text:style-name="P4">п) согласование с гражданскими секторами ГЦ, смежных ЗЦ (ВЗЦ) вопросов обеспечения в других зонах полетов воздушных судов гражданской авиации вне воздушных трасс и местных воздушных линий;</text:p>
      <text:p text:style-name="P4">р) контроль за готовностью аэродромов назначения и запасных аэродромов гражданской авиации зоны к приему воздушных судов, работой трассовых радиотехнических средств согласно суточному плану воздушного движения гражданского сектора ЗЦ, а также принятие мер по замене указанных аэродромов и средств в случае выхода их из строя;</text:p>
      <text:p text:style-name="P4">с) анализ фактической и прогнозируемой метеорологической обстановки;</text:p>
      <text:p text:style-name="P4">т) уведомление соответствующих органов и организаций о воздушных судах, нуждающихся в помощи поисково-спасательных служб, и оказание таким органам и организациям необходимого содействия;</text:p>
      <text:p text:style-name="P4">у) согласование с военным сектором ЗЦ вопросов обеспечения полетов воздушных судов государственной и экспериментальной авиации по воздушным трассам и местным воздушным линиям;</text:p>
      <text:p text:style-name="P4">ф) разработка и реализация мер по обеспечению потребностей в использовании воздушного пространства зоны при возникновении особых случаев (выход из строя автоматизированной системы обслуживания воздушного движения, радиолокационных средств и др.);</text:p>
      <text:p text:style-name="P4">х) проведение анализа нарушений Федеральных правил использования воздушного пространства Российской Федерации и разработка мероприятий по их предотвращению, а также анализ интенсивности воздушного движения и пропускной способности центров и элементов структуры воздушного пространства зоны;</text:p>
      <text:p text:style-name="P4">ц) представление выписки из суточного плана воздушного движения, в части фактически выполненных внутризональных полетов, в гражданский сектор ГЦ;</text:p>
      <text:p text:style-name="P4">ч) разработка предложений по повышению пропускной способности центров зоны, совершенствованию организации воздушного движения и радиотехнического обеспечения полетов;</text:p>
      <text:p text:style-name="P4">ш) контроль за соблюдением Федеральных правил использования воздушного пространства Российской Федерации и, в случае нарушений, принятие мер по их прекращению;</text:p>
      <text:p text:style-name="P4">щ) контроль за соблюдением требований табеля сообщений о движении воздушных судов Российской Федерации и принятие мер в случае его нарушения.</text:p>
      <text:p text:style-name="P4">47. Суточный план воздушного движения гражданского сектора ЗЦ согласовывается с военным сектором ЗЦ, гражданскими секторами ГЦ, смежных ЗЦ, ВЗЦ, командным пунктом объединения ВВС и ПВО (авиационного объединения) в части, их касающейся, утверждается начальником гражданского сектора ЗЦ, а в его отсутствие - начальником дежурной смены гражданского сектора ЗЦ.</text:p>
      <text:p text:style-name="P4">48. Гражданский сектор ЗЦ при получении информации о нарушениях Федеральных правил использования воздушного пространства Российской Федерации принимает меры к их прекращению, осуществляет учет и анализ нарушений.</text:p>
      <text:p text:style-name="P4">49. Технологии работы и должностные инструкции специалистов гражданского сектора ЗЦ разрабатываются начальником гражданского сектора ЗЦ и утверждаются руководителем предприятия гражданской авиации, в состав которого гражданский сектор центра входит.</text:p>
      <text:p text:style-name="P4">Технологии работы согласовываются с руководителями соответствующих территориальных органов воздушного транспорта Министерства транспорта Российской Федерации, начальниками гражданского сектора ГЦ, военного сектора ЗЦ, командного пункта объединения ВВС и ПВО (авиационного объединения).</text:p>
      <text:p text:style-name="P4">50. Начальник гражданского сектора ЗЦ подчиняется руководителю предприятия гражданской авиации, в состав которого входит гражданский сектор ЗЦ, а по вопросам организации воздушного движения - начальнику гражданского сектора ГЦ.</text:p>
      <text:p text:style-name="P4">51. Начальник гражданского сектора ЗЦ является начальником для специалистов гражданского сектора центра.</text:p>
      <text:p text:style-name="P4">52. Начальник гражданского сектора ЗЦ несет ответственность за выполнение задач, возложенных на гражданский сектор, и обязан:</text:p>
      <text:p text:style-name="P4">а) организовывать и контролировать работу специалистов гражданского сектора центра;</text:p>
      <text:p text:style-name="P4"><text:soft-page-break/>б) совместно с начальником военного сектора и пользователями воздушного пространства осуществлять предварительное планирование использования воздушного пространства;</text:p>
      <text:p text:style-name="P4">в) контролировать своевременность составления и обеспечения суточного плана воздушного движения, анализировать его выполнение и вырабатывать предложения по эффективному обслуживанию воздушного движения в зоне;</text:p>
      <text:p text:style-name="P4">г) организовывать и совершенствовать взаимодействие с военным сектором центра, командным пунктом объединения ВВС и ПВО и органами ОВД (управления полетами) пользователей воздушного пространства по вопросам организации использования воздушного пространства в зоне;</text:p>
      <text:p text:style-name="P4">д) анализировать факты нарушения Федеральных правил использования воздушного пространства Российской Федерации, принимать участие в расследовании нарушений порядка использования воздушного пространства и разрабатывать предложения по их предотвращению;</text:p>
      <text:p text:style-name="P4">е) участвовать в подготовке проектов оснащения центра автоматизированными системами и средствами планирования использования воздушного пространства и планирования потоков воздушного движения, планов их внедрения;</text:p>
      <text:p text:style-name="P4">ж) анализировать и обобщать опыт эксплуатации гражданским сектором ЗЦ средств автоматизации планирования использования воздушного пространства и планирования потоков воздушного движения, проводить оценку их эксплуатационных характеристик и готовить предложения по повышению (поддержанию) эксплуатационной готовности и надежности средств автоматизации;</text:p>
      <text:p text:style-name="P4">з) разрабатывать мероприятия по совершенствованию оборудования рабочих мест гражданского сектора центра;</text:p>
      <text:p text:style-name="P4">и) обобщать и внедрять в практику эффективные формы и методы работы дежурных смен гражданских секторов центров зоны;</text:p>
      <text:p text:style-name="P4">к) принимать участие в разработке документов, регламентирующих порядок организации использования воздушного пространства;</text:p>
      <text:p text:style-name="P4">л) контролировать работу гражданских секторов центров зоны и оказывать помощь в выполнении задач, возложенных на них настоящим Положением;</text:p>
      <text:p text:style-name="P4">м) участвовать в проверках работы гражданских секторов центров зоны;</text:p>
      <text:p text:style-name="P4">н) планировать, организовывать и проводить профессиональную подготовку специалистов гражданского сектора ЗЦ, обеспечивать повышение их классной квалификации;</text:p>
      <text:p text:style-name="P4">о) разрабатывать предложения по повышению пропускной способности центров, совершенствованию организации воздушного движения и радиотехнического обеспечения полетов в зоне;</text:p>
      <text:p text:style-name="P4">п) принимать участие в разработке мероприятий по оснащению гражданских секторов центров зоны радиотехническими средствами контроля и обслуживания воздушного движения;</text:p>
      <text:p text:style-name="P4">р) проводить занятия со специалистами гражданских и военных секторов центров своей зоны, органов ОВД (управления полетами) пользователей воздушного пространства и летным составом гражданской авиации по организации использования воздушного пространства в своей зоне;</text:p>
      <text:p text:style-name="P4">с) участвовать в подготовке соответствующих соглашений (договоров), обеспечивающих выполнение задач, возложенных на центр.</text:p>
      <text:p text:style-name="P3">IV. ГРАЖДАНСКИЙ ВСПОМОГАТЕЛЬНЫЙ ЗОНАЛЬНЫЙ ЦЕНТР</text:p>
      <text:p text:style-name="P3">ЕДИНОЙ СИСТЕМЫ ОРГАНИЗАЦИИ ВОЗДУШНОГО ДВИЖЕНИЯ</text:p>
      <text:p text:style-name="P3">РОССИЙСКОЙ ФЕДЕРАЦИИ</text:p>
      <text:p text:style-name="P4">53. Гражданский вспомогательный зональный центр предназначен для планирования и координирования использования воздушного пространства, организации воздушного движения, обеспечения разрешительного порядка использования воздушного пространства, контроля за соблюдением Федеральных правил использования воздушного пространства Российской Федерации в своей зоне.</text:p>
      <text:p text:style-name="P4">54. На ВЗЦ возлагаются следующие функции:</text:p>
      <text:p text:style-name="P4">а) организация воздушного движения по воздушным трассам и местным воздушным линиям в зоне;</text:p>
      <text:p text:style-name="P4">б) доведение запретов и кратковременных ограничений до органов ОВД аэропортов гражданской авиации зоны;</text:p>
      <text:p text:style-name="P4">в) контроль за получением и соблюдением гражданскими секторами центров и органов ОВД зоны запретов и кратковременных ограничений;</text:p>
      <text:p text:style-name="P4">г) составление, обеспечение и контроль выполнения суточного плана воздушного движения. Доведение суточного плана воздушного движения и его изменений до пользователей воздушного пространства, гражданских секторов РЦ и смежных ВЗЦ одной зоны, органов ОВД гражданской авиации в части, их касающейся, а также анализ выполнения суточного плана воздушного движения;</text:p>
      <text:p text:style-name="P4">д) планирование и организация потоков воздушных судов, следующих по воздушным трассам и местным воздушным линиям в пределах своей зоны ЕС ОрВД, а также координирование этих потоков при изменении полетных заданий, воздушной, метеорологической и орнитологической обстановки;</text:p>
      <text:p text:style-name="P4">е) доведение до соответствующих центров, органов ОВД пользователей воздушного пространства изменений полетных заданий, воздушной и метеорологической обстановки, а также контроль выполнения мер по организации потоков воздушного движения;</text:p>
      <text:p text:style-name="P4">ж) обеспечение деятельности, требующей специальной организации использования воздушного пространства (полеты воздушных судов по литерным рейсам и др.), согласно суточному плану воздушного движения;</text:p>
      <text:p text:style-name="P4"><text:soft-page-break/>з) доклад о литерных рейсах гражданскому сектору ЗЦ, информирование о них соответствующих органов, определенных нормативными документами, в части, их касающейся;</text:p>
      <text:p text:style-name="P4">и) согласование с гражданскими секторами РЦ и смежными ВЗЦ зоны изменений маршрутов полета воздушных судов по воздушным трассам и местным воздушным линиям в случаях перегрузки направлений (секторов) РЦ и ВРЦ, обхода зон с опасными явлениями погоды, изменении полетного задания или направления воздушных судов на запасные аэродромы, а также с гражданским сектором ЗЦ при необходимости выхода за пределы воздушных трасс и местных воздушных линий;</text:p>
      <text:p text:style-name="P4">к) согласование с гражданским сектором ЗЦ и с гражданскими секторами РЦ, смежных ВЗЦ зоны вопросов использования спрямленных воздушных трасс в зоне;</text:p>
      <text:p text:style-name="P4">л) контроль за готовностью аэродромов назначения и запасных аэродромов к приему воздушных судов, работой трассовых радиотехнических средств согласно суточному плану воздушного движения, а также принятия мер по замене указанных аэродромов и средств в случае выхода их из строя;</text:p>
      <text:p text:style-name="P4">м) согласование с гражданским сектором ЗЦ и смежными ВЗЦ одной зоны вопросов обеспечения полетов воздушных судов гражданской авиации вне воздушных трасс, местных воздушных линий;</text:p>
      <text:p text:style-name="P4">н) анализ фактической и прогнозируемой метеорологической обстановки;</text:p>
      <text:p text:style-name="P4">о) уведомление соответствующих органов и организаций о воздушных судах, нуждающихся в помощи поисково-спасательных служб, и оказание таким органам и организациям необходимого содействия;</text:p>
      <text:p text:style-name="P4">п) подготовка предложений по изменению структуры воздушного пространства зоны;</text:p>
      <text:p text:style-name="P4">р) проведение анализа нарушений Федеральных правил использования воздушного пространства Российской Федерации и разработка мероприятий по их предотвращению, а также анализ интенсивности воздушного движения и пропускной способности центров и элементов воздушного пространства зоны;</text:p>
      <text:p text:style-name="P4">с) представление выписки из суточного плана воздушного движения, в части фактически выполненных внутризональных полетов, в гражданский сектор ЗЦ;</text:p>
      <text:p text:style-name="P4">т) разработка предложений по повышению пропускной способности центров зоны, совершенствованию организации воздушного движения и радиотехнического обеспечения полетов;</text:p>
      <text:p text:style-name="P4">у) контроль за соблюдением Федеральных правил использования воздушного пространства Российской Федерации и, в случае нарушений порядка использования воздушного пространства, принятие мер по их прекращению;</text:p>
      <text:p text:style-name="P4">ф) контроль за соблюдением требований табеля сообщений о движении воздушных судов Российской Федерации и принятие мер в случае его нарушения.</text:p>
      <text:p text:style-name="P4">55. Суточный план воздушного движения ВЗЦ согласовывается с гражданским сектором своего ЗЦ и утверждается начальником ВЗЦ, а в его отсутствие - начальником дежурной смены ВЗЦ.</text:p>
      <text:p text:style-name="P4">56. Вспомогательный ЗЦ при получении информации о нарушениях Федеральных правил использования воздушного пространства Российской Федерации принимает меры к их прекращению, осуществляет учет и анализ нарушений.</text:p>
      <text:p text:style-name="P4">57. Технологии работы и должностные инструкции специалистов ВЗЦ разрабатываются начальником центра и утверждаются руководителем предприятия гражданской авиации, в состав которого входит центр.</text:p>
      <text:p text:style-name="P4">Технологии работы согласовываются с руководителем соответствующего территориального органа воздушного транспорта Министерства транспорта Российской Федерации, начальниками гражданского и военного секторов ЗЦ.</text:p>
      <text:p text:style-name="P4">58. Начальник ВЗЦ подчиняется руководителю предприятия гражданской авиации, в состав которого входит ВЗЦ, а по вопросам организации использования воздушного пространства - начальнику гражданского сектора ЗЦ.</text:p>
      <text:p text:style-name="P4">59. Начальник ВЗЦ является начальником для специалистов центра, несет ответственность за выполнение задач, возложенных на центр, и обязан:</text:p>
      <text:p text:style-name="P4">а) организовывать и контролировать работу специалистов центра;</text:p>
      <text:p text:style-name="P4">б) контролировать своевременность составления и обеспечения суточного плана воздушного движения, анализировать его выполнение и вырабатывать предложения по эффективному обслуживанию воздушного движения;</text:p>
      <text:p text:style-name="P4">в) анализировать факты нарушения Федеральных правил использования воздушного пространства Российской Федерации, принимать участие в расследовании нарушений порядка использования воздушного пространства и разрабатывать предложения по их предотвращению;</text:p>
      <text:p text:style-name="P4">г) разрабатывать мероприятия по совершенствованию оборудования рабочих мест центра;</text:p>
      <text:p text:style-name="P4">д) участвовать в подготовке проектов оснащения центра автоматизированными системами и средствами планирования использования воздушного пространства и планирования потоков воздушного движения, планов их внедрения;</text:p>
      <text:p text:style-name="P4">е) анализировать и обобщать опыт эксплуатации гражданским сектором ВЗЦ средств автоматизации планирования использования воздушного пространства и планирования потоков воздушного движения, проводить оценку их эксплуатационных характеристик и готовить предложения по повышению (поддержанию) эксплуатационной готовности и надежности средств автоматизации;</text:p>
      <text:p text:style-name="P4">ж) обобщать и внедрять в практику эффективные формы и методы работы дежурных смен центра;</text:p>
      <text:p text:style-name="P4">з) принимать участие в разработке документов, регламентирующих порядок обслуживания воздушного движения;</text:p>
      <text:p text:style-name="P4">и) контролировать работу гражданских секторов РЦ (ВРЦ) в зоне и оказывать помощь в выполнении задач, возложенных на них настоящим Положением;</text:p>
      <text:p text:style-name="P4">к) участвовать в проверках работы гражданских секторов РЦ (ВРЦ) зоны;</text:p>
      <text:p text:style-name="P4"><text:soft-page-break/>л) планировать, организовывать и проводить профессиональную подготовку специалистов центра, обеспечивать повышение их классной квалификации;</text:p>
      <text:p text:style-name="P4">м) разрабатывать предложения по повышению пропускной способности центров, совершенствованию организации воздушного движения и радиотехнического обеспечения полетов в зоне;</text:p>
      <text:p text:style-name="P4">н) принимать участие в разработке мероприятий по оснащению гражданских секторов центров зоны радиотехническими средствами контроля и обслуживания воздушного движения;</text:p>
      <text:p text:style-name="P4">о) проводить занятия со специалистами гражданских секторов центров зоны, органов ОВД аэродромов и летным составом гражданской авиации по порядку использования воздушного пространства и организации обслуживания воздушного движения зоны;</text:p>
      <text:p text:style-name="P4">п) участвовать в подготовке соглашений (договоров), обеспечивающих выполнение задач, возложенных на центр.</text:p>
      <text:p text:style-name="P3">V. РАЙОННЫЙ ЦЕНТР ЕДИНОЙ СИСТЕМЫ ОРГАНИЗАЦИИ</text:p>
      <text:p text:style-name="P3">ВОЗДУШНОГО ДВИЖЕНИЯ РОССИЙСКОЙ ФЕДЕРАЦИИ</text:p>
      <text:p text:style-name="P4">60. Районный центр предназначен для планирования и координирования использования воздушного пространства, организации воздушного движения, обеспечения разрешительного порядка использования воздушного пространства, контроля за соблюдением Федеральных правил использования воздушного пространства Российской Федерации в своем районе.</text:p>
      <text:p text:style-name="P3">Военный сектор двухсекторного районного центра</text:p>
      <text:p text:style-name="P4">61. На военный сектор РЦ возлагаются следующие функции:</text:p>
      <text:p text:style-name="P4">а) составление и обеспечение суточного плана использования воздушного пространства, доведение изменений суточного плана до военного сектора ЗЦ, смежных РЦ зоны, военных односекторных РЦ, военных секторов двухсекторных ВРЦ, гражданского сектора центра, пользователей воздушного пространства в части, их касающейся, анализ выполнения суточного плана использования воздушного пространства;</text:p>
      <text:p text:style-name="P4">б) организация и осуществление управления воздушным движением в соответствии с суточным планом использования воздушного пространства военного сектора РЦ;</text:p>
      <text:p text:style-name="P4">в) разработка, доведение, введение и снятие кратковременных ограничений;</text:p>
      <text:p text:style-name="P4">г) доведение до гражданского сектора своего центра, военных односекторных РЦ (ВРЦ), военных секторов двухсекторных ВРЦ и пользователей воздушного пространства запретов и кратковременных ограничений, полученных от военного сектора ЗЦ;</text:p>
      <text:p text:style-name="P4">д) обеспечение деятельности, требующей специальной организации использования воздушного пространства;</text:p>
      <text:p text:style-name="P4">е) предотвращение опасных сближений и столкновений воздушных судов, выполняющих полет вне воздушных трасс и местных воздушных линий в районе;</text:p>
      <text:p text:style-name="P4">ж) выдача гражданскому сектору и пользователям воздушного пространства разрешений на использование воздушного пространства вне воздушных трасс и местных воздушных линий;</text:p>
      <text:p text:style-name="P4">з) выдача разрешений на использование воздушного пространства воздушным судам, вылетающим с аэродромов государственной и экспериментальной авиации, при выполнении полетов по воздушным трассам и местным воздушным линиям;</text:p>
      <text:p text:style-name="P4">и) выдача разрешений на изменение маршрутов и высот полета воздушных судов в случаях обхода зон с опасными явлениями погоды, изменения полетного задания или направления воздушных судов на запасные аэродромы, информирование об этом органов ВВС и ПВО, органов ОВД (управления полетами) пользователей воздушного пространства;</text:p>
      <text:p text:style-name="P4">к) выдача разрешений гражданскому сектору на использование спрямленных воздушных трасс в своем районе, а также на выход воздушных судов за пределы воздушных трасс и местных воздушных линий, информирование об этом органов ВВС и ПВО;</text:p>
      <text:p text:style-name="P4">л) согласование с гражданским сектором вопросов обеспечения полетов воздушных судов по воздушным трассам и местным воздушным линиям при вылете с аэродромов государственной и экспериментальной авиации;</text:p>
      <text:p text:style-name="P4">м) постановка задачи вспомогательным пунктам управления на управление полетами воздушных судов, организация обмена взаимной информацией между ними, контроль передачи управления между вспомогательными пунктами управления;</text:p>
      <text:p text:style-name="P4">н) доклад о литерных и подконтрольных полетах воздушных судов военному сектору ЗЦ и информирование гражданского сектора центра в части, его касающейся;</text:p>
      <text:p text:style-name="P4">о) передача флайт-планов в авиадиспетчерские пункты аэропортов на международные полеты воздушных судов, вылетающих с аэродромов государственной и экспериментальной авиации;</text:p>
      <text:p text:style-name="P4">п) согласование с гражданским сектором условий входа (выхода) воздушных судов в (из) воздушные трассы и местные воздушные линии;</text:p>
      <text:p text:style-name="P4">р) доклад военному сектору ЗЦ, информирование гражданского сектора РЦ и пользователей воздушного пространства в части, их касающейся, о начале (окончании) деятельности по использованию воздушного пространства согласно суточному плану использования воздушного пространства военного сектора РЦ;</text:p>
      <text:p text:style-name="P4">с) по запросу военного сектора ЗЦ доклад о движении воздушных судов Министерства обороны Российской Федерации по воздушным трассам и местным воздушным линиям;</text:p>
      <text:p text:style-name="P4">т) информирование экипажей воздушных судов, смежных РЦ, гражданского сектора РЦ и органов ОВД (управления полетами) государственной и экспериментальной авиации о полетах беспилотных, неуправляемых <text:soft-page-break/>воздушных судов и аэростатов, а также органов ОВД иностранных государств, через гражданский сектор, о полетах аэростатов с пересечением государственной границы;</text:p>
      <text:p text:style-name="P4">у) контроль за соблюдением запретов и кратковременных ограничений;</text:p>
      <text:p text:style-name="P4">ф) контроль за готовностью аэродромов назначения и запасных аэродромов государственной и экспериментальной авиации к приему воздушных судов и за работой дополнительных средств связи и радиотехнического обеспечения Министерства обороны Российской Федерации согласно суточному плану использования воздушного пространства, принятие мер по замене указанных аэродромов и средств в случае выхода их из строя;</text:p>
      <text:p text:style-name="P4">х) контроль за соблюдением Федеральных правил использования воздушного пространства Российской Федерации;</text:p>
      <text:p text:style-name="P4">ц) анализ фактической и прогнозируемой метеорологической обстановки для выдачи рекомендаций на изменение маршрутов и высот полета воздушных судов в случаях обхода зон с опасными явлениями погоды, изменения полетного задания или направления воздушных судов на запасные аэродромы, информирование экипажей воздушных судов об опасных метеорологических условиях;</text:p>
      <text:p text:style-name="P4">ч) оказание максимального внимания и содействия по сравнению с другими воздушными судами воздушным судам, в отношении которых известно или предполагается, что они находятся в аварийном положении, включая акты незаконного вмешательства, исходя из конкретных обстоятельств;</text:p>
      <text:p text:style-name="P4">ш) уведомление соответствующих органов и организаций о воздушных судах, нуждающихся в помощи поисково-спасательных служб, и оказание таким органам и организациям необходимого содействия;</text:p>
      <text:p text:style-name="P4">щ) контроль и координация действий военных секторов односекторных РЦ и ВРЦ по вопросам использования воздушного пространства.</text:p>
      <text:p text:style-name="P4">62. Суточный план использования воздушного пространства военного сектора РЦ согласовывается с военным сектором ЗЦ, гражданским сектором своего РЦ, военными секторами смежных РЦ (ВРЦ), органами ВВС и ПВО, пользователями воздушного пространства в части, их касающейся, и утверждается начальником РЦ.</text:p>
      <text:p text:style-name="P4">63. Военный сектор РЦ при получении информации о нарушениях Федеральных правил использования воздушного пространства Российской Федерации принимает меры к их прекращению, осуществляет учет и анализ нарушений.</text:p>
      <text:p text:style-name="P4">64. Технологии работы и функциональные обязанности личного состава военного сектора РЦ разрабатываются начальником военного сектора. Технологии работы согласовываются с гражданским сектором РЦ, органами ВВС и ПВО и утверждаются начальником военного сектора ЗЦ. Функциональные обязанности утверждаются начальником военного сектора РЦ.</text:p>
      <text:p text:style-name="P4">65. Начальник военного сектора РЦ подчиняется начальнику военного сектора ЗЦ. Он является прямым начальником личного состава военного сектора РЦ, несет ответственность за выполнение задач, возложенных на военный сектор, и обязан:</text:p>
      <text:p text:style-name="P4">а) организовывать и контролировать работу личного состава военного сектора;</text:p>
      <text:p text:style-name="P4">б) контролировать обеспечение суточного плана использования воздушного пространства, анализировать его выполнение и вырабатывать предложения по эффективному использованию воздушного пространства;</text:p>
      <text:p text:style-name="P4">в) организовывать и совершенствовать взаимодействие с гражданским сектором центра, органами ВВС и ПВО, пользователями воздушного пространства;</text:p>
      <text:p text:style-name="P4">г) анализировать факты нарушения Федеральных правил использования воздушного пространства Российской Федерации, принимать участие в расследовании нарушений порядка использования воздушного пространства и разрабатывать предложения по их предотвращению;</text:p>
      <text:p text:style-name="P4">д) принимать участие в разработке мероприятий по оснащению РЦ средствами связи и радиотехнического обеспечения;</text:p>
      <text:p text:style-name="P4">е) участвовать в подготовке проектов оснащения РЦ автоматизированными системами и средствами управления воздушным движением и планов их внедрения;</text:p>
      <text:p text:style-name="P4">ж) анализировать и обобщать опыт эксплуатации центром средств автоматизации управления воздушным движением, проводить оценку их эксплуатационных характеристик и готовить предложения по повышению (поддержанию) эксплуатационной готовности и надежности средств автоматизации;</text:p>
      <text:p text:style-name="P4">з) разрабатывать мероприятия по совершенствованию оборудования рабочих мест военных секторов РЦ, ВРЦ;</text:p>
      <text:p text:style-name="P4">и) обобщать и внедрять в практику эффективные формы и методы работы дежурных смен военных секторов центров;</text:p>
      <text:p text:style-name="P4">к) руководить деятельностью военного сектора односекторного РЦ, ВРЦ и осуществлять проверку их работы;</text:p>
      <text:p text:style-name="P4">л) уметь самостоятельно осуществлять управление воздушным движением;</text:p>
      <text:p text:style-name="P4">м) организовывать подготовку личного состава и радиотехнических средств к проведению облета этих средств;</text:p>
      <text:p text:style-name="P4">н) проводить занятия с летным составом государственной и экспериментальной авиации, специалистами гражданских секторов РЦ и ВРЦ, органов ОВД (управления полетами) государственной и экспериментальной авиации по организации использования воздушного пространства района;</text:p>
      <text:p text:style-name="P4">о) планировать, организовывать и проводить профессиональную подготовку личного состава военного сектора РЦ.</text:p>
      <text:p text:style-name="P3">Гражданский сектор двухсекторного районного центра</text:p>
      <text:p text:style-name="P4">66. На гражданский сектор РЦ возлагаются следующие функции:</text:p>
      <text:p text:style-name="P4"><text:soft-page-break/>а) организация и осуществление обслуживания воздушного движения, предотвращение опасных сближений и столкновений воздушных судов, выполняющих полет по воздушным трассам и местным воздушным линиям, а по согласованию с военным сектором РЦ - и вне их в соответствии с выпиской из суточного плана воздушного движения ЗЦ (ВЗЦ);</text:p>
      <text:p text:style-name="P4">б) доведение запретов и кратковременных ограничений до гражданских секторов односекторных РЦ, ВРЦ и органов ОВД гражданской авиации, расположенных в районе, контроль за их получением и соблюдением;</text:p>
      <text:p text:style-name="P4">в) прием выписок из суточного плана воздушного движения и изменений к нему от ЗЦ (ВЗЦ), доведение изменений суточного плана воздушного движения до военного сектора центра, гражданских секторов односекторных РЦ, ВРЦ и органов ВВС и ПВО, а также органов ОВД (управления полетами) гражданской авиации в части, их касающейся;</text:p>
      <text:p text:style-name="P4">г) постановка задачи на обслуживание воздушного движения вне воздушных трасс и местных воздушных линий односекторным гражданским РЦ и ВРЦ;</text:p>
      <text:p text:style-name="P4">д) обеспечение полетов воздушных судов по литерным рейсам, доклад гражданскому сектору ЗЦ (ВЗЦ) о движении литерных и подконтрольных воздушных судов;</text:p>
      <text:p text:style-name="P4">е) согласование с военным сектором условий выхода (входа) из (в) воздушных трасс и местных воздушных линий;</text:p>
      <text:p text:style-name="P4">ж) выдача органам ОВД гражданской авиации и пользователям воздушного пространства диспетчерских разрешений на использование воздушного пространства;</text:p>
      <text:p text:style-name="P4">з) согласование с военным сектором РЦ, гражданскими секторами ЗЦ (ВЗЦ), односекторных РЦ и ВРЦ своего района и смежных РЦ изменений маршрутов полета воздушных судов по воздушным трассам и местным воздушным линиям в случаях перегрузки направлений (секторов), обхода зон с опасными явлениями погоды, изменения полетного задания или направления воздушных судов на запасные аэродромы, доведение информации об этом заинтересованным органам ОВД гражданской авиации и органов ВВС и ПВО;</text:p>
      <text:p text:style-name="P4">и) согласование с военным сектором РЦ, гражданскими секторами ЗЦ (ВЗЦ), односекторных РЦ, ВРЦ своего района и смежных РЦ порядка использования спрямленных воздушных трасс, информирование об этом заинтересованных органов ОВД гражданской авиации и органов ВВС и ПВО;</text:p>
      <text:p text:style-name="P4">к) информирование заинтересованных органов ОВД гражданской авиации о получении разрешений от военного сектора РЦ на изменение маршрутов и высот полета воздушных судов при необходимости выхода их за пределы воздушных трасс и местных воздушных линий;</text:p>
      <text:p text:style-name="P4">л) согласование с военным сектором РЦ условий выполнения полетов воздушных судов гражданской авиации вне воздушных трасс и местных воздушных линий при вылете их с гражданских аэродромов согласно суточному плану воздушного движения, доведение этих условий до односекторных РЦ, ВРЦ и органов ОВД гражданской авиации в части, их касающейся;</text:p>
      <text:p text:style-name="P4">м) информирование военного сектора о входе (выходе) в район воздушных судов Министерства обороны Российской Федерации, выполняющих полеты по воздушным трассам и местным воздушным линиям, а также предоставление другой информации об их полете по запросу военного сектора;</text:p>
      <text:p text:style-name="P4">н) информирование гражданских секторов односекторных РЦ, ВРЦ, органов ОВД гражданской авиации и экипажей воздушных судов о движении беспилотных, неуправляемых воздушных судов и аэростатов;</text:p>
      <text:p text:style-name="P4">о) контроль и координация действий гражданских секторов ВРЦ, односекторных РЦ и органов ОВД гражданской авиации по вопросам обслуживания воздушного движения;</text:p>
      <text:p text:style-name="P4">п) контроль за готовностью аэродромов назначения и запасных аэродромов гражданской авиации к приему воздушных судов, работой трассовых радиотехнических средств согласно суточному плану воздушного движения, принятие мер по замене указанных аэродромов и средств в случае выхода их из строя;</text:p>
      <text:p text:style-name="P4">р) контроль за соблюдением Федеральных правил использования воздушного пространства Российской Федерации;</text:p>
      <text:p text:style-name="P4">с) анализ фактической и прогнозируемой метеорологической и орнитологической обстановки, информирование экипажей воздушных судов об опасных явлениях погоды;</text:p>
      <text:p text:style-name="P4">т) предоставление данных о фактически выполненных полетах в районе в гражданский сектор ЗЦ (ВЗЦ), анализ выполнения суточного плана воздушного движения;</text:p>
      <text:p text:style-name="P4">у) осуществление контроля за пропускной способностью секторов гражданского сектора РЦ и информация ЗЦ (ВЗЦ) о ее изменении, принятие мер по недопущению ее превышения;</text:p>
      <text:p text:style-name="P4">ф) оказание воздушным судам максимального внимания и содействия по сравнению с другими воздушными судами, в отношении которых известно или предполагается, что они находятся в аварийном положении, включая акты незаконного вмешательства, исходя из конкретных обстоятельств;</text:p>
      <text:p text:style-name="P4">х) уведомление соответствующих органов и организаций о воздушных судах, нуждающихся в помощи поисково-спасательных служб, и оказание таким органам и организациям необходимого содействия;</text:p>
      <text:p text:style-name="P4">ц) разработка предложений по повышению пропускной способности центра, организации воздушного движения и радиотехнического обеспечения полетов;</text:p>
      <text:p text:style-name="P4">ч) контроль за соблюдением табеля сообщений о движении воздушных судов Российской Федерации и принятие мер в случае его нарушения;</text:p>
      <text:p text:style-name="P4">ш) осуществление контроля за пропускной способностью секторов центра и принятие мер по недопущению ее превышения.</text:p>
      <text:p text:style-name="P4"><text:soft-page-break/>67. Гражданский сектор РЦ при получении информации о нарушениях Федеральных правил использования воздушного пространства Российской Федерации принимает меры к их прекращению, осуществляет учет и анализ нарушений.</text:p>
      <text:p text:style-name="P4">68. Технологии работы и должностные инструкции специалистов гражданского сектора РЦ разрабатываются начальником (руководителем) гражданского сектора и утверждаются руководителем предприятия, в состав которого гражданский сектор центра входит. Технологии работы согласовываются с начальниками гражданского сектора ЗЦ (ВЗЦ), военного сектора РЦ и соответствующего органа ВВС и ПВО.</text:p>
      <text:p text:style-name="P4">69. Начальник (руководитель) гражданского сектора РЦ подчиняется руководителю предприятия гражданской авиации, в состав которого входит гражданский сектор РЦ, а по вопросам, связанным с использованием воздушного пространства и обслуживанием воздушного движения, выполняет указания начальника гражданского сектора ЗЦ (ВЗЦ).</text:p>
      <text:p text:style-name="P4">70. Начальник (руководитель) гражданского сектора РЦ является начальником специалистов гражданского сектора.</text:p>
      <text:p text:style-name="P4">71. Начальник (руководитель) гражданского сектора РЦ несет ответственность за выполнение задач, возложенных на гражданский сектор, и обязан:</text:p>
      <text:p text:style-name="P4">а) организовывать и контролировать работу специалистов гражданского сектора;</text:p>
      <text:p text:style-name="P4">б) контролировать своевременность составления и обеспечения суточного плана воздушного движения, анализировать его выполнение и вырабатывать предложения по эффективному обслуживанию воздушного движения;</text:p>
      <text:p text:style-name="P4">в) организовывать и совершенствовать взаимодействие с военным сектором РЦ, органами ВВС и ПВО и органами ОВД гражданской авиации по вопросам ОВД в районе;</text:p>
      <text:p text:style-name="P4">г) анализировать факты нарушения Федеральных правил использования воздушного пространства Российской Федерации, принимать участие в расследовании нарушений порядка использования воздушного пространства и разрабатывать предложения по их предотвращению;</text:p>
      <text:p text:style-name="P4">д) разрабатывать мероприятия по совершенствованию оборудования рабочих мест гражданского сектора;</text:p>
      <text:p text:style-name="P4">е) участвовать в подготовке проектов оснащения центров автоматизированными средствами и системами обслуживания воздушного движения и планов их внедрения;</text:p>
      <text:p text:style-name="P4">ж) анализировать и обобщать опыт эксплуатации центрами района средств автоматизации обслуживания воздушного движения, проводить оценку их эксплуатационных характеристик и готовить предложения по повышению (поддержанию) эксплуатационной готовности и надежности средств автоматизации;</text:p>
      <text:p text:style-name="P4">з) обобщать и внедрять в практику эффективные формы и методы работы дежурных смен гражданского сектора центра;</text:p>
      <text:p text:style-name="P4">и) принимать участие в разработке документов, регламентирующих порядок обслуживания воздушного движения в районе;</text:p>
      <text:p text:style-name="P4">к) контролировать работу гражданских секторов ВРЦ и односекторных РЦ и оказывать помощь по выполнению задач, возложенных на них настоящим Положением;</text:p>
      <text:p text:style-name="P4">л) участвовать в проверках работы гражданских секторов ВРЦ и односекторных РЦ;</text:p>
      <text:p text:style-name="P4">м) планировать, организовывать и проводить профессиональную подготовку специалистов гражданского сектора центра;</text:p>
      <text:p text:style-name="P4">н) разрабатывать предложения по повышению пропускной способности центров, совершенствованию организации воздушного движения и радиотехнического обеспечения полетов в зоне;</text:p>
      <text:p text:style-name="P4">о) проводить занятия со специалистами гражданских и военных секторов центров района, органов ОВД гражданской авиации по организации воздушного движения в районе;</text:p>
      <text:p text:style-name="P4">п) участвовать в подготовке соответствующих соглашений (договоров), обеспечивающих выполнение задач, возложенных на центр.</text:p>
      <text:p text:style-name="P3">Военный односекторный районный центр</text:p>
      <text:p text:style-name="P4">72. На военный односекторный РЦ возлагаются следующие функции:</text:p>
      <text:p text:style-name="P4">а) составление и обеспечение суточного плана использования воздушного пространства района, доведение изменений суточного плана до военного сектора двухсекторного РЦ, пользователей воздушного пространства, органов ВВС и ПВО в части, их касающейся, анализ выполнения суточного плана;</text:p>
      <text:p text:style-name="P4">б) предотвращение опасных сближений и столкновений воздушных судов, выполняющих полет вне воздушных трасс и местных воздушных линий в районе;</text:p>
      <text:p text:style-name="P4">в) по согласованию с военным сектором двухсекторного РЦ разработка, доведение, введение и снятие кратковременных ограничений;</text:p>
      <text:p text:style-name="P4">г) доведение до пользователей воздушного пространства района запретов и кратковременных ограничений, полученных от военного сектора двухсекторного РЦ;</text:p>
      <text:p text:style-name="P4">д) выдача пользователям воздушного пространства разрешений на использование воздушного пространства вне воздушных трасс и местных воздушных линий;</text:p>
      <text:p text:style-name="P4">е) по согласованию с военным сектором двухсекторного РЦ, выдача разрешений на использование воздушного пространства воздушным судам, вылетающим с аэродромов государственной и экспериментальной авиации, при выполнении полетов по воздушным трассам и местным воздушным линиям;</text:p>
      <text:p text:style-name="P4">ж) выдача разрешений на изменение маршрутов и высот полета воздушных судов в случаях обхода зон с опасными явлениями погоды, изменения полетного задания или направления воздушных судов на запасные <text:soft-page-break/>аэродромы, информирование об этом военного сектора двухсекторного РЦ, органов ВВС и ПВО, органов ОВД (управления полетами) пользователей воздушного пространства;</text:p>
      <text:p text:style-name="P4">з) согласование с военным сектором двухсекторного РЦ вопросов использования спрямленных воздушных трасс, а также на выход воздушных судов за пределы воздушных трасс и местных воздушных линий, информирование об этом органов ВВС и ПВО;</text:p>
      <text:p text:style-name="P4">и) постановка задачи вспомогательным пунктам управления на управление полетами воздушных судов, организация обмена взаимной информацией между ними, контроль передачи управления между ними;</text:p>
      <text:p text:style-name="P4">к) доклад о литерных и подконтрольных полетах воздушных судов военному сектору двухсекторного РЦ;</text:p>
      <text:p text:style-name="P4">л) передача флайт-планов на международные полеты воздушных судов, вылетающих с аэродромов государственной и экспериментальной авиации, военному сектору двухсекторного РЦ;</text:p>
      <text:p text:style-name="P4">м) доклад военному сектору двухсекторного РЦ, информирование пользователей воздушного пространства в части, их касающейся, о начале (окончании) деятельности по использованию воздушного пространства согласно суточному плану использования воздушного пространства;</text:p>
      <text:p text:style-name="P4">н) по запросу военного сектора двухсекторного РЦ доклад о движении воздушных судов вне воздушных трасс и местных воздушных линий;</text:p>
      <text:p text:style-name="P4">о) информирование экипажей воздушных судов, органов ОВД (управления полетами) государственной и экспериментальной авиации о полетах беспилотных, неуправляемых воздушных судов и аэростатов, а также органов ОВД иностранных государств, через военный сектор двухсекторного РЦ, о полетах аэростатов с пересечением государственной границы;</text:p>
      <text:p text:style-name="P4">п) контроль за соблюдением запретов и кратковременных ограничений;</text:p>
      <text:p text:style-name="P4">р) контроль за готовностью аэродромов назначения и запасных аэродромов государственной и экспериментальной авиации к приему воздушных судов, работой средств связи и радиотехнического обеспечения Министерства обороны Российской Федерации согласно суточному плану использования воздушного пространства, принятие мер по замене указанных аэродромов и средств в случае выхода их из строя;</text:p>
      <text:p text:style-name="P4">с) контроль за соблюдением Федеральных правил использования воздушного пространства Российской Федерации;</text:p>
      <text:p text:style-name="P4">т) анализ фактической и прогнозируемой метеорологической обстановки для выработки рекомендаций на изменение маршрутов и высот полета воздушных судов в случаях обхода зон с опасными явлениями погоды, изменения полетного задания или направления воздушных судов на запасные аэродромы;</text:p>
      <text:p text:style-name="P4">у) оказание воздушным судам максимального внимания и содействия по сравнению с другими воздушными судами, в отношении которых известно или предполагается, что они находятся в аварийном положении, включая акты незаконного вмешательства, исходя из конкретных обстоятельств;</text:p>
      <text:p text:style-name="P4">ф) уведомление соответствующих органов и организаций о воздушных судах, нуждающихся в помощи поисково-спасательных служб, и оказание таким органам и организациям необходимого содействия.</text:p>
      <text:p text:style-name="P4">73. Суточный план РЦ согласовывается с военным сектором двухсекторного РЦ и пользователями воздушного пространства в части, их касающейся, и утверждается начальником центра.</text:p>
      <text:p text:style-name="P4">74. Военный односекторный РЦ при получении информации о нарушениях Федеральных правил использования воздушного пространства Российской Федерации принимает меры к их прекращению, докладывает о принятых мерах военному сектору двухсекторного РЦ и осуществляет учет и анализ нарушений.</text:p>
      <text:p text:style-name="P4">75. Технологии работы и функциональные обязанности личного состава РЦ разрабатываются начальником центра и утверждаются начальником военного сектора двухсекторного РЦ.</text:p>
      <text:p text:style-name="P4">76. Начальник военного односекторного РЦ подчиняется начальнику военного сектора двухсекторного РЦ и является прямым начальником личного состава центра. Он несет ответственность за выполнение задач, возложенных на центр, и обязан:</text:p>
      <text:p text:style-name="P4">а) организовывать и контролировать работу личного состава центра;</text:p>
      <text:p text:style-name="P4">б) контролировать своевременность составления и обеспечения суточного плана использования воздушного пространства, анализировать его выполнение и вырабатывать предложения по эффективному использованию воздушного пространства;</text:p>
      <text:p text:style-name="P4">в) организовывать и совершенствовать взаимодействие с органами ОВД (управления полетами), пользователями воздушного пространства и органами ВВС и ПВО;</text:p>
      <text:p text:style-name="P4">г) анализировать факты нарушения Федеральных правил использования воздушного пространства Российской Федерации, принимать участие в расследовании нарушений порядка использования воздушного пространства и разрабатывать предложения по их предотвращению;</text:p>
      <text:p text:style-name="P4">д) принимать участие в разработке мероприятий по оснащению РЦ средствами связи и радиотехнического обеспечения;</text:p>
      <text:p text:style-name="P4">е) участвовать в подготовке проектов оснащения центра автоматизированными системами и средствами управления воздушным движением и планов их внедрения;</text:p>
      <text:p text:style-name="P4">ж) анализировать и обобщать опыт эксплуатации центром средств автоматизации управления воздушным движением, проводить оценку их эксплуатационных характеристик и готовить предложения по повышению (поддержанию) эксплуатационной готовности и надежности средств автоматизации;</text:p>
      <text:p text:style-name="P4">з) разрабатывать мероприятия по совершенствованию оборудования рабочих мест центра;</text:p>
      <text:p text:style-name="P4">и) обобщать и внедрять в практику эффективные формы и методы работы дежурных смен центра;</text:p>
      <text:p text:style-name="P4">к) уметь самостоятельно осуществлять управление воздушным движением;</text:p>
      <text:p text:style-name="P4"><text:soft-page-break/>л) организовывать подготовку личного состава и радиотехнических средств к проведению облета этих средств;</text:p>
      <text:p text:style-name="P4">м) проводить занятия с летным составом государственной и экспериментальной авиации, личным составом центра и органов ОВД (управления полетами), пользователями воздушного пространства по организации использования воздушного пространства района;</text:p>
      <text:p text:style-name="P4">н) планировать, организовывать и проводить профессиональную подготовку личного состава центра.</text:p>
      <text:p text:style-name="P3">Гражданский односекторный районный центр</text:p>
      <text:p text:style-name="P4">77. На гражданский односекторный РЦ возлагаются следующие функции:</text:p>
      <text:p text:style-name="P4">а) организация и осуществление обслуживания воздушного движения по воздушным трассам и местным воздушным линиям и в районах авиационных работ в соответствии с суточным планом воздушного движения. Предотвращение опасных сближений и столкновений воздушных судов, следующих по воздушным трассам и местным воздушным линиям в районе;</text:p>
      <text:p text:style-name="P4">б) обслуживание воздушного движения вне воздушных трасс и местных воздушных линий по указанию гражданского сектора двухсекторного РЦ;</text:p>
      <text:p text:style-name="P4">в) доведение запретов и кратковременных ограничений до гражданских односекторных ВРЦ и органов ОВД гражданской авиации, расположенных в районе, контроль за их получением и соблюдением;</text:p>
      <text:p text:style-name="P4">г) прием выписок из суточного плана воздушного движения и изменений к нему от гражданского сектора двухсекторного РЦ, доведение изменений суточного плана воздушного движения до односекторных ВРЦ, а также органов ОВД гражданской авиации района в части, их касающейся;</text:p>
      <text:p text:style-name="P4">д) доклад гражданскому сектору двухсекторного РЦ о движении литерных воздушных судов;</text:p>
      <text:p text:style-name="P4">е) согласование с гражданским сектором двухсекторного РЦ условий выхода (входа) воздушных судов из (в) воздушных трасс и местных воздушных линий;</text:p>
      <text:p text:style-name="P4">ж) выдача разрешений пользователям воздушного пространства и органам ОВД гражданской авиации на использование воздушного пространства;</text:p>
      <text:p text:style-name="P4">з) согласование с гражданскими односекторными ВРЦ, гражданскими секторами двухсекторных РЦ и смежными гражданскими односекторными РЦ изменений маршрутов полета воздушных судов по воздушным трассам и местным воздушным линиям в случаях перегрузки (направлений) секторов обслуживания воздушного движения РЦ и ВРЦ, обхода зон с опасными явлениями погоды, изменения полетного задания или направления воздушных судов на запасные аэродромы, информирование об этих изменениях заинтересованных органов ОВД гражданской авиации и органов ВВС и ПВО в части, их касающейся;</text:p>
      <text:p text:style-name="P4">и) согласование со смежными гражданскими односекторными РЦ и ВРЦ, гражданским сектором двухсекторного РЦ и получение от него разрешения на использование спрямленных воздушных трасс в воздушном пространстве района, информирование об этом органов ОВД гражданской авиации;</text:p>
      <text:p text:style-name="P4">к) доведение до органов ОВД гражданской авиации полученных от гражданского сектора двухсекторного РЦ условий выполнения полетов воздушных судов вне воздушных трасс и местных воздушных линий при вылете их с аэродромов гражданской авиации согласно суточному плану воздушного движения;</text:p>
      <text:p text:style-name="P4">л) доклад по запросу гражданскому сектору двухсекторного РЦ о движении воздушных судов Министерства обороны Российской Федерации;</text:p>
      <text:p text:style-name="P4">м) доведение информации о полете беспилотных, неуправляемых воздушных судов и аэростатов до гражданских односекторных ВРЦ, органов ОВД гражданской авиации и экипажей воздушных судов;</text:p>
      <text:p text:style-name="P4">н) контроль и координация действий гражданских односекторных ВРЦ и органов ОВД гражданской авиации в соответствии с суточным планом воздушного движения;</text:p>
      <text:p text:style-name="P4">о) контроль за готовностью аэродромов назначения и запасных аэродромов гражданской авиации к приему воздушных судов и за работой трассовых радиотехнических средств согласно суточному плану воздушного движения, а также принятие мер по замене указанных аэродромов и средств в случае выхода их из строя;</text:p>
      <text:p text:style-name="P4">п) контроль за соблюдением Федеральных правил использования воздушного пространства Российской Федерации;</text:p>
      <text:p text:style-name="P4">р) анализ фактической и прогнозируемой метеорологической и орнитологической обстановки, информирование экипажей воздушных судов об опасных явлениях погоды;</text:p>
      <text:p text:style-name="P4">с) предоставление данных о фактически выполненных полетах в районе в гражданский сектор двухсекторного РЦ, анализ выполнения суточного плана воздушного движения;</text:p>
      <text:p text:style-name="P4">т) осуществление контроля за пропускной способностью секторов обслуживания воздушного движения гражданского сектора РЦ и принятие мер по недопущению ее превышения;</text:p>
      <text:p text:style-name="P4">у) оказание воздушным судам максимального внимания и содействия по сравнению с другими воздушными судами, в отношении которых известно или предполагается, что они находятся в аварийном положении, включая акты незаконного вмешательства, исходя из конкретных обстоятельств;</text:p>
      <text:p text:style-name="P4">ф) уведомление соответствующих органов и организаций о воздушных судах, нуждающихся в помощи поисково-спасательных служб, и оказание таким органам и организациям необходимого содействия;</text:p>
      <text:p text:style-name="P4">х) разработка предложений по повышению пропускной способности центра, организации воздушного движения и радиотехнического обеспечения полетов;</text:p>
      <text:p text:style-name="P4">ц) контроль за соблюдением табеля сообщений о движении воздушных судов Российской Федерации и принятие мер в случае его нарушения.</text:p>
      <text:p text:style-name="P4"><text:soft-page-break/>78. Гражданский односекторный РЦ при получении информации о нарушениях Федеральных правил использования воздушного пространства Российской Федерации принимает меры к их прекращению, осуществляет учет и анализ нарушений.</text:p>
      <text:p text:style-name="P4">79. Технологии работы и должностные инструкции специалистов гражданского односекторного РЦ разрабатываются начальником центра и утверждаются руководителем предприятия гражданской авиации, в состав которого входит центр.</text:p>
      <text:p text:style-name="P4">80. Начальник (руководитель) гражданского односекторного РЦ подчиняется руководителю предприятия гражданской авиации, в состав которого входит центр, а по вопросам, связанным с обслуживанием воздушного движения, выполняет указания начальника (руководителя) гражданского сектора двухсекторного РЦ.</text:p>
      <text:p text:style-name="P4">81. Начальник (руководитель) гражданского односекторного РЦ является начальником для специалистов центра.</text:p>
      <text:p text:style-name="P4">82. Начальник (руководитель) гражданского односекторного РЦ несет ответственность за выполнение задач, возложенных на центр, и обязан:</text:p>
      <text:p text:style-name="P4">а) организовывать и контролировать работу специалистов центра;</text:p>
      <text:p text:style-name="P4">б) контролировать обеспечение суточного плана воздушного движения, анализировать его выполнение и разрабатывать предложения по эффективному обслуживанию воздушного движения;</text:p>
      <text:p text:style-name="P4">в) организовывать и совершенствовать взаимодействие с гражданскими секторами центров и органами ОВД гражданской авиации по вопросам обслуживания воздушного пространства;</text:p>
      <text:p text:style-name="P4">г) анализировать факты нарушения Федеральных правил использования воздушного пространства Российской Федерации, принимать участие в расследовании нарушений порядка использования воздушного пространства и разрабатывать предложения по их предотвращению;</text:p>
      <text:p text:style-name="P4">д) разрабатывать мероприятия по совершенствованию оборудования рабочих мест центра;</text:p>
      <text:p text:style-name="P4">е) участвовать в подготовке проектов оснащения центров района автоматизированными средствами и системами обслуживания воздушного движения и планов их внедрения;</text:p>
      <text:p text:style-name="P4">ж) анализировать и обобщать опыт эксплуатации центрами района средств автоматизации обслуживания воздушного движения, проводить оценку их эксплуатационных характеристик и готовить предложения по повышению (поддержанию) эксплуатационной готовности и надежности средств автоматизации;</text:p>
      <text:p text:style-name="P4">з) обобщать и внедрять в практику эффективные формы и методы работы дежурных смен центра;</text:p>
      <text:p text:style-name="P4">и) принимать участие в разработке документов, регламентирующих порядок ОВД;</text:p>
      <text:p text:style-name="P4">к) контролировать работу гражданских секторов ВРЦ района и оказывать помощь по выполнению задач, возложенных на них настоящим Положением;</text:p>
      <text:p text:style-name="P4">л) участвовать в проверках работы гражданских секторов ВРЦ;</text:p>
      <text:p text:style-name="P4">м) планировать, организовывать и проводить профессиональную подготовку специалистов центра;</text:p>
      <text:p text:style-name="P4">н) проводить занятия со специалистами гражданских секторов ВРЦ, органов ОВД по организации воздушного движения в районе.</text:p>
      <text:p text:style-name="P3">VI. ВСПОМОГАТЕЛЬНЫЙ РАЙОННЫЙ ЦЕНТР ЕДИНОЙ</text:p>
      <text:p text:style-name="P3">СИСТЕМЫ ОРГАНИЗАЦИИ ВОЗДУШНОГО ДВИЖЕНИЯ</text:p>
      <text:p text:style-name="P3">РОССИЙСКОЙ ФЕДЕРАЦИИ</text:p>
      <text:p text:style-name="P4">83. Вспомогательный районный центр предназначен для обслуживания (управления) воздушного движения и контроля за соблюдением Федеральных правил использования воздушного пространства Российской Федерации в своем районе тех районов, где радиолокационный контроль воздушного пространства средствами РЦ невозможен.</text:p>
      <text:p text:style-name="P3">Военный сектор двухсекторного вспомогательного</text:p>
      <text:p text:style-name="P3">районного центра</text:p>
      <text:p text:style-name="P4">84. На военный сектор ВРЦ возлагаются следующие функции:</text:p>
      <text:p text:style-name="P4">а) управление воздушным движением вне воздушных трасс и местных воздушных линий в соответствии с выпиской из суточного плана использования воздушного пространства военного сектора двухсекторного РЦ, предотвращение опасных сближений и столкновений воздушных судов в районе;</text:p>
      <text:p text:style-name="P4">б) доведение до пользователей воздушного пространства, гражданского сектора центра запретов и кратковременных ограничений, полученных от военного сектора РЦ;</text:p>
      <text:p text:style-name="P4">в) доклад военному сектору РЦ о движении воздушных судов, выполняющих литерные и подконтрольные полеты, информирование о них гражданского сектора центра в части, его касающейся;</text:p>
      <text:p text:style-name="P4">г) согласование с гражданским сектором центра условий входа (выхода) воздушных судов в (из) воздушные трассы и местные воздушные линии, доклад об этом военному сектору РЦ;</text:p>
      <text:p text:style-name="P4">д) изменение, с разрешения военного сектора РЦ, маршрутов и высот полета воздушных судов в случаях обхода зон с опасными явлениями погоды или направления их на запасные аэродромы;</text:p>
      <text:p text:style-name="P4">е) анализ данных о полете беспилотных, неуправляемых воздушных судов и аэростатов, доведение необходимой информации до экипажей воздушных судов, военного сектора РЦ и гражданского сектора ВРЦ;</text:p>
      <text:p text:style-name="P4">ж) анализ фактической метеорологической обстановки для информирования экипажей воздушных судов, находящихся под управлением, об опасных явлениях погоды;</text:p>
      <text:p text:style-name="P4">з) оказание максимального внимания и содействия воздушным судам, в отношении которых известно или предполагается, что они находятся в аварийном положении, включая акты незаконного вмешательства, по сравнению с другими воздушными судами, исходя из конкретных обстоятельств;</text:p>
      <text:p text:style-name="P4"><text:soft-page-break/>и) уведомление соответствующих органов и организаций о воздушных судах, нуждающихся в помощи поисково-спасательных служб, и оказание таким органам и организациям необходимого содействия;</text:p>
      <text:p text:style-name="P4">к) контроль за соблюдением Федеральных правил использования воздушного пространства Российской Федерации.</text:p>
      <text:p text:style-name="P4">85. Военный сектор ВРЦ при получении информации о нарушениях Федеральных правил использования воздушного пространства Российской Федерации принимает меры к их прекращению.</text:p>
      <text:p text:style-name="P4">86. Технологии работы и функциональные обязанности личного состава военного сектора ВРЦ разрабатываются начальником военного сектора центра и утверждаются начальником военного сектора двухсекторного РЦ. Технологии работы согласовываются с начальником гражданского сектора ВРЦ.</text:p>
      <text:p text:style-name="P4">87. Начальник военного сектора ВРЦ подчиняется непосредственно начальнику военного сектора двухсекторного РЦ. Он является прямым начальником для личного состава военного сектора, несет ответственность за выполнение задач, возложенных на военный сектор ВРЦ, и обязан:</text:p>
      <text:p text:style-name="P4">а) организовывать и контролировать работу личного состава военного сектора;</text:p>
      <text:p text:style-name="P4">б) организовывать и совершенствовать взаимодействие с гражданским сектором ВРЦ и пользователями воздушного пространства;</text:p>
      <text:p text:style-name="P4">в) анализировать факты нарушения Федеральных правил использования воздушного пространства Российской Федерации и принимать участие в расследовании нарушений порядка использования воздушного пространства;</text:p>
      <text:p text:style-name="P4">г) разрабатывать мероприятия по совершенствованию оборудования рабочих мест военного сектора центра;</text:p>
      <text:p text:style-name="P4">д) принимать участие в разработке мероприятий по оснащению ВРЦ средствами связи и радиотехнического обеспечения;</text:p>
      <text:p text:style-name="P4">е) обобщать и внедрять в практику эффективные формы и методы работы дежурных смен военного сектора центра;</text:p>
      <text:p text:style-name="P4">ж) уметь самостоятельно осуществлять управление воздушным движением;</text:p>
      <text:p text:style-name="P4">з) организовывать подготовку личного состава и радиотехнических средств к проведению облета этих средств;</text:p>
      <text:p text:style-name="P4">и) планировать, организовывать и проводить профессиональную подготовку личного состава военного сектора центра.</text:p>
      <text:p text:style-name="P3">Гражданский сектор двухсекторного вспомогательного</text:p>
      <text:p text:style-name="P3">районного центра</text:p>
      <text:p text:style-name="P4">88. На гражданский сектор ВРЦ возлагаются следующие функции:</text:p>
      <text:p text:style-name="P4">а) организация и осуществление обслуживания воздушного движения по воздушным трассам, местным воздушным линиям и в районах авиационных работ в соответствии с выпиской из суточного плана воздушного движения гражданского сектора РЦ, предотвращение опасных сближений и столкновений воздушных судов;</text:p>
      <text:p text:style-name="P4">б) доклад гражданскому сектору двухсекторного РЦ о движении литерных воздушных судов;</text:p>
      <text:p text:style-name="P4">в) согласование с военным сектором центра условий выхода (входа) воздушных судов из (в) воздушных трасс и местных воздушных линий, доклад об этом гражданскому сектору двухсекторного РЦ;</text:p>
      <text:p text:style-name="P4">г) изменение, с разрешения гражданского сектора двухсекторного РЦ, маршрутов полета воздушных судов по воздушным трассам и местным воздушным линиям в случаях перегрузки сектора обслуживания воздушного движения ВРЦ, обхода зон с опасными явлениями погоды, изменения полетного задания или направления воздушных судов на запасные аэродромы, информирование об этих изменениях заинтересованных органов ОВД гражданской авиации и органов ВВС и ПВО;</text:p>
      <text:p text:style-name="P4">д) информирование органов ОВД гражданской авиации о полученных от военного сектора центра разрешениях на изменение маршрутов и эшелонов (высот) полета воздушных судов при необходимости их выхода за пределы воздушных трасс и местных воздушных линий;</text:p>
      <text:p text:style-name="P4">е) по запросу гражданского сектора двухсекторного РЦ доклад о движении воздушных судов Министерства обороны Российской Федерации, выполняющих полеты по воздушным трассам и местным воздушным линиям;</text:p>
      <text:p text:style-name="P4">ж) доведение необходимой информации о полете беспилотных, неуправляемых воздушных судов и аэростатов до экипажей воздушных судов, военного сектора ВРЦ и гражданского сектора двухсекторного РЦ;</text:p>
      <text:p text:style-name="P4">з) контроль за соблюдением Федеральных правил использования воздушного пространства Российской Федерации;</text:p>
      <text:p text:style-name="P4">и) анализ фактической метеорологической обстановки, информирование воздушных судов об опасных явлениях погоды;</text:p>
      <text:p text:style-name="P4">к) оказание максимального внимания и содействия воздушным судам, в отношении которых известно или предполагается, что они находятся в аварийном положении, включая акты незаконного вмешательства, по сравнению с другими воздушными судами, исходя из конкретных обстоятельств;</text:p>
      <text:p text:style-name="P4">л) уведомление соответствующих органов и организаций о воздушных судах, нуждающихся в помощи поисково-спасательных служб, и оказание таким органам и организациям необходимого содействия;</text:p>
      <text:p text:style-name="P4">м) представление в гражданский сектор двухсекторного РЦ данных о фактически выполненных полетах;</text:p>
      <text:p text:style-name="P4">н) осуществление контроля за пропускной способностью секторов центра и принятие мер по недопущению ее превышения;</text:p>
      <text:p text:style-name="P4">о) контроль за соблюдением табеля сообщений о движении воздушных судов Российской Федерации и принятие мер в случае его нарушения.</text:p>
      <text:p text:style-name="P4"><text:soft-page-break/>89. Гражданский сектор центра при получении информации о нарушениях Федеральных правил использования воздушного пространства Российской Федерации принимает меры к их прекращению, осуществляет учет и анализ нарушений.</text:p>
      <text:p text:style-name="P4">90. Технологии работы и должностные инструкции специалистов гражданского сектора двухсекторного ВРЦ разрабатываются начальником (руководителем) гражданского сектора центра и утверждаются руководителем предприятия гражданской авиации, в состав которого гражданский сектор центра входит. Технологии работы согласовываются с начальником (руководителем) гражданского сектора двухсекторного РЦ и начальником военного сектора ВРЦ.</text:p>
      <text:p text:style-name="P4">91. Начальник (руководитель) гражданского сектора двухсекторного ВРЦ подчиняется руководителю предприятия гражданской авиации, в состав которого входит центр, а по вопросам обслуживания воздушного движения начальнику (руководителю) гражданского сектора двухсекторного РЦ.</text:p>
      <text:p text:style-name="P4">92. Начальник (руководитель) гражданского сектора двухсекторного ВРЦ является начальником для специалистов гражданского сектора, несет ответственность за выполнение задач, возложенных на гражданский сектор, и обязан:</text:p>
      <text:p text:style-name="P4">а) организовывать и контролировать работу специалистов гражданского сектора центра;</text:p>
      <text:p text:style-name="P4">б) организовывать и совершенствовать взаимодействие с военным сектором центра и органами ОВД аэропортов (аэродромов) гражданской авиации;</text:p>
      <text:p text:style-name="P4">в) анализировать факты нарушения Федеральных правил использования воздушного пространства Российской Федерации, принимать участие в расследовании нарушений порядка использования воздушного пространства и разрабатывать предложения по их предупреждению;</text:p>
      <text:p text:style-name="P4">г) разрабатывать мероприятия по совершенствованию оборудования рабочих мест гражданского сектора;</text:p>
      <text:p text:style-name="P4">д) участвовать в подготовке проектов оснащения центра автоматизированными средствами и системами обслуживания воздушного движения и планов их внедрения;</text:p>
      <text:p text:style-name="P4">е) анализировать и обобщать опыт эксплуатации центром средств автоматизации обслуживания воздушного движения, проводить оценку их эксплуатационных характеристик и готовить предложения по повышению (поддержанию) эксплуатационной готовности и надежности средств автоматизации обслуживания воздушного движения;</text:p>
      <text:p text:style-name="P4">ж) обобщать и внедрять в практику эффективные формы и методы работы дежурных смен центра;</text:p>
      <text:p text:style-name="P4">з) планировать, организовывать и проводить профессиональную подготовку специалистов центра;</text:p>
      <text:p text:style-name="P4">и) участвовать в подготовке соответствующих соглашений (договоров), обеспечивающих выполнение задач, возложенных на центр.</text:p>
      <text:p text:style-name="P3">Гражданский односекторный вспомогательный</text:p>
      <text:p text:style-name="P3">районный центр</text:p>
      <text:p text:style-name="P4">93. Гражданский односекторный ВРЦ предназначен для осуществления обслуживания воздушного движения, контроля за соблюдением Федеральных правил использования воздушного пространства Российской Федерации, обеспечения безопасности, экономичности и регулярности воздушного движения по воздушным трассам и местным воздушным линиям в районе.</text:p>
      <text:p text:style-name="P4">94. На гражданский односекторный ВРЦ возлагаются следующие функции:</text:p>
      <text:p text:style-name="P4">а) обслуживание воздушного движения, предотвращение опасных сближений и столкновений воздушных судов, выполняющих полет в пределах района в соответствии с суточным планом воздушного движения;</text:p>
      <text:p text:style-name="P4">б) обслуживание воздушного движения вне воздушных трасс и местных воздушных линий по указанию гражданского сектора двухсекторного РЦ;</text:p>
      <text:p text:style-name="P4">в) доклад гражданскому сектору двухсекторного РЦ о движении литерных воздушных судов;</text:p>
      <text:p text:style-name="P4">г) изменение, с разрешения гражданского сектора двухсекторного РЦ, направлений полета гражданских судов по воздушным трассам и местным воздушным линиям в случаях перегрузки направлений (секторов) обслуживания воздушного движения центра, обхода зон с опасными явлениями погоды, изменения полетного задания или направления воздушных судов на запасные аэродромы, информирование об этих изменениях заинтересованных органов ОВД гражданской авиации и органов ВВС и ПВО;</text:p>
      <text:p text:style-name="P4">д) информирование органов ОВД гражданской авиации о получении от гражданского сектора двухсекторного РЦ разрешения на изменение маршрутов и высот полета воздушных судов при необходимости их выхода за пределы воздушных трасс и местных воздушных линий;</text:p>
      <text:p text:style-name="P4">е) контроль за соблюдением Федеральных правил использования воздушного пространства Российской Федерации;</text:p>
      <text:p text:style-name="P4">ж) доведение необходимой информации о движении беспилотных, неуправляемых воздушных судов и аэростатов до экипажей воздушных судов и гражданского сектора двухсекторного РЦ;</text:p>
      <text:p text:style-name="P4">з) анализ фактической и прогнозируемой метеорологической обстановки, информирование экипажей воздушных судов об опасных явлениях погоды;</text:p>
      <text:p text:style-name="P4">и) оказание максимального внимания и содействия воздушным судам, в отношении которых известно или предполагается, что они находятся в аварийном положении, включая акты незаконного вмешательства, по сравнению с другими воздушными судами, исходя из конкретных обстоятельств;</text:p>
      <text:p text:style-name="P4">к) уведомление соответствующих органов и организаций о воздушных судах, нуждающихся в помощи поисково-спасательных служб, и оказание таким органам и организациям необходимого содействия;</text:p>
      <text:p text:style-name="P4">л) представление в гражданский сектор двухсекторного РЦ данных о фактически выполненных полетах;</text:p>
      <text:p text:style-name="P4"><text:soft-page-break/>м) осуществление контроля за пропускной способностью секторов обслуживания воздушного движения гражданского сектора ВРЦ и принятие мер по недопущению ее превышения;</text:p>
      <text:p text:style-name="P4">н) контроль за соблюдением табеля сообщений о движении воздушных судов Российской Федерации и принятие мер в случае его нарушения.</text:p>
      <text:p text:style-name="P4">95. Технологии работы и должностные инструкции специалистов гражданского односекторного ВРЦ разрабатываются его начальником (руководителем) и утверждаются руководителем предприятия гражданской авиации, в состав которого входит центр. Технологии работы согласовываются начальником (руководителем) гражданского сектора двухсекторного РЦ.</text:p>
      <text:p text:style-name="P4">96. Начальник (руководитель) гражданского односекторного ВРЦ подчиняется руководителю предприятия гражданской авиации, в состав которого входит центр, а по вопросам обслуживания воздушного движения - начальнику (руководителю) гражданского сектора двухсекторного РЦ.</text:p>
      <text:p text:style-name="P4">97. Начальник (руководитель) гражданского односекторного ВРЦ является начальником для специалистов центра, несет ответственность за выполнение задач, возложенных на центр, и обязан:</text:p>
      <text:p text:style-name="P4">а) организовывать и контролировать работу специалистов центра;</text:p>
      <text:p text:style-name="P4">б) анализировать факты нарушения Федеральных правил использования воздушного пространства Российской Федерации, при необходимости принимать участие в расследовании нарушений, разрабатывать предложения по их предотвращению;</text:p>
      <text:p text:style-name="P4">в) разрабатывать мероприятия по совершенствованию оборудования рабочих мест центра;</text:p>
      <text:p text:style-name="P4">г) участвовать в подготовке проектов оснащения центра автоматизированными средствами и системами обслуживания воздушного движения и планов их внедрения;</text:p>
      <text:p text:style-name="P4">д) анализировать и обобщать опыт эксплуатации центром средств автоматизации обслуживания воздушного движения, проводить оценку их эксплуатационных характеристик и готовить предложения по повышению (поддержанию) эксплуатационной готовности и надежности средств автоматизации обслуживания воздушного движения;</text:p>
      <text:p text:style-name="P4">е) обобщать и внедрять в практику эффективные формы и методы работы дежурных смен центра;</text:p>
      <text:p text:style-name="P4">ж) планировать, организовывать и проводить профессиональную подготовку специалистов центра.</text:p>
      <text:p text:style-name="P3">Гражданский односекторный вспомогательный</text:p>
      <text:p text:style-name="P3">районный центр (без права самостоятельного</text:p>
      <text:p text:style-name="P3">обслуживания воздушного движения)</text:p>
      <text:p text:style-name="P4">98. Гражданский односекторный вспомогательный районный центр (без права самостоятельного обслуживания воздушного движения) предназначен для контроля обслуживания воздушного движения в пределах участков воздушных трасс и местных воздушных линий, определенных ему технологией работы.</text:p>
      <text:p text:style-name="P4">99. На гражданский односекторный ВРЦ возлагаются следующие функции:</text:p>
      <text:p text:style-name="P4">а) контроль за движением воздушных судов по воздушным трассам и местным воздушным линиям, а также, по указанию гражданского сектора РЦ, вне воздушных трасс и местных воздушных линий;</text:p>
      <text:p text:style-name="P4">б) обслуживание воздушного движения по указанию гражданского сектора РЦ, которому он подчинен, а также в случаях, не терпящих отлагательства, когда создается угроза безопасности воздушного движения;</text:p>
      <text:p text:style-name="P4">в) доклад гражданскому сектору двухсекторного РЦ о движении литерных воздушных судов;</text:p>
      <text:p text:style-name="P4">г) контроль за соблюдением Федеральных правил использования воздушного пространства Российской Федерации и доклад о их нарушениях;</text:p>
      <text:p text:style-name="P4">д) доклад о полете беспилотных, неуправляемых воздушных судов и аэростатов гражданскому сектору РЦ и информирование экипажей воздушных судов;</text:p>
      <text:p text:style-name="P4">е) анализ фактической и прогнозируемой метеорологической обстановки, доклад об опасных явлениях погоды гражданскому сектору РЦ и информирование экипажей воздушных судов;</text:p>
      <text:p text:style-name="P4">ж) оказание максимального внимания и содействия воздушным судам, в отношении которых известно или предполагается, что они находятся в аварийном положении, включая акты незаконного вмешательства, по сравнению с другими воздушными судами, исходя из конкретных обстоятельств;</text:p>
      <text:p text:style-name="P4">з) уведомление соответствующих органов и организаций о воздушных судах, нуждающихся в помощи поисково-спасательных служб, и оказание таким органам и организациям необходимого содействия;</text:p>
      <text:p text:style-name="P4">и) контроль за соблюдением табеля сообщений о движении воздушных судов Российской Федерации и принятие мер в случае его нарушения.</text:p>
      <text:p text:style-name="P4">100. Технологии работы и должностные инструкции специалистов центра разрабатываются начальником центра и утверждаются руководителем предприятия гражданской авиации, в состав которого входит центр.</text:p>
      <text:p text:style-name="P4">Технологии работы согласовываются с начальником (руководителем) гражданского сектора двухсекторного РЦ.</text:p>
      <text:p text:style-name="P4">101. Начальник (руководитель) гражданского односекторного ВРЦ подчиняется руководителю предприятия гражданской авиации, в состав которого входит центр, а по вопросам обслуживания воздушного движения - начальнику (руководителю) гражданского сектора РЦ.</text:p>
      <text:p text:style-name="P4">102. Начальник (руководитель) гражданского односекторного ВРЦ является начальником для специалистов центра, несет ответственность за выполнение задач, возложенных на центр, и обязан:</text:p>
      <text:p text:style-name="P4">а) организовывать и контролировать работу специалистов центра;</text:p>
      <text:p text:style-name="P4">б) разрабатывать мероприятия по совершенствованию оборудования рабочих мест;</text:p>
      <text:p text:style-name="P4">в) обобщать и внедрять в практику эффективные формы и методы работы дежурных смен;</text:p>
      <text:p text:style-name="P4">г) планировать, организовывать и проводить профессиональную подготовку специалистов центра;</text:p>
      <text:p text:style-name="P4"><text:soft-page-break/>д) анализировать факты нарушения Федеральных правил использования воздушного пространства Российской Федерации в районе и разрабатывать предложения по их предотвращению.</text:p>
      <text:p text:style-name="P2">Приложение</text:p>
      <text:p text:style-name="P2">к Положению (п. 19)</text:p>
      <text:p text:style-name="P3">ПОРЯДОК</text:p>
      <text:p text:style-name="P3">ПРОВЕДЕНИЯ ИНСТРУКТАЖЕЙ И РАЗБОРОВ РАБОТЫ ДЕЖУРНЫХ СМЕН</text:p>
      <text:p text:style-name="P3">ВОЕННОГО И ГРАЖДАНСКОГО СЕКТОРОВ ЦЕНТРА ЕС ОРВД РФ</text:p>
      <text:p text:style-name="P3">I. Общие положения</text:p>
      <text:p text:style-name="P4">1. В военном и гражданском секторах центра перед заступлением на дежурство производится инструктаж дежурных смен. Инструктаж производится начальником соответствующего сектора центра (при их отсутствии - начальником дежурной смены).</text:p>
      <text:p text:style-name="P4">2. При подготовке к проведению инструктажа начальники обязаны ознакомить друг друга с особенностями суточного плана своего сектора и поступившими указаниями по вопросам использования воздушного пространства и обслуживания (управления) воздушного движения в части, их касающейся.</text:p>
      <text:p text:style-name="P4">3. Разбор работы дежурной смены проводится начальником дежурной смены соответствующего сектора центра после передачи дежурства новой дежурной смене.</text:p>
      <text:p text:style-name="P4">4. Результаты инструктажа и разбора работы дежурной смены заносятся в специальные журналы, которые ведутся в военном и гражданском секторах.</text:p>
      <text:p text:style-name="P4">5. Решением начальников военного и гражданского секторов в отдельных случаях в центре могут производиться совместные разборы работы дежурных смен. Они проводятся под руководством начальников секторов центра.</text:p>
      <text:p text:style-name="P3">II. Порядок подготовки и проведения инструктажа</text:p>
      <text:p text:style-name="P3">дежурной смены военного сектора центра</text:p>
      <text:p text:style-name="P4">6. В период подготовки к инструктажу дежурной смены военного сектора центра производится:</text:p>
      <text:p text:style-name="P4">а) изучение руководящих документов и суточного плана использования воздушного пространства;</text:p>
      <text:p text:style-name="P4">б) получение информации от сменяемой дежурной смены о воздушной, навигационной обстановке и по другим вопросам;</text:p>
      <text:p text:style-name="P4">в) составление плана проведения инструктажа.</text:p>
      <text:p text:style-name="P4">7. При проведении инструктажа дежурной смены военного сектора необходимо:</text:p>
      <text:p text:style-name="P4">а) проверить:</text:p>
      <text:p text:style-name="P4">явку личного состава дежурной смены на дежурство;</text:p>
      <text:p text:style-name="P4">прохождение медицинского осмотра;</text:p>
      <text:p text:style-name="P4">наличие допуска к самостоятельной работе;</text:p>
      <text:p text:style-name="P4">соблюдение формы одежды;</text:p>
      <text:p text:style-name="P4">б) заслушать информацию должностных лиц смены:</text:p>
      <text:p text:style-name="P4">об особенностях суточного плана использования воздушного пространства (наличие воздушных судов, выполняющих литерные полеты, учения, перелеты боевой авиации и т.п.);</text:p>
      <text:p text:style-name="P4">о планируемых перелетах транспортных воздушных судов;</text:p>
      <text:p text:style-name="P4">об установленных временных (местных) режимах и кратковременных ограничениях;</text:p>
      <text:p text:style-name="P4">о готовности к управлению воздушным движением;</text:p>
      <text:p text:style-name="P4">о состоянии аэродромов назначения и запасных аэродромов;</text:p>
      <text:p text:style-name="P4">о выделенных поисково-спасательных силах и средствах;</text:p>
      <text:p text:style-name="P4">о состоянии средств связи и радиотехнического обеспечения воздушного движения;</text:p>
      <text:p text:style-name="P4">о фактической и прогнозируемой метеорологической обстановке;</text:p>
      <text:p text:style-name="P4">о состоянии рабочих мест дежурной смены, готовности средств наземной и воздушной связи, систем и средств автоматизации управления воздушным движением;</text:p>
      <text:p text:style-name="P4">об особенностях полетов по воздушным трассам и местным воздушным линиям, в районах авиационных работ и взаимодействии органов ОВД при обеспечении суточного плана использования воздушного пространства;</text:p>
      <text:p text:style-name="P4">в) указать:</text:p>
      <text:p text:style-name="P4">особенности выполнения суточного плана использования воздушного пространства;</text:p>
      <text:p text:style-name="P4">порядок действий при введении временного (местного) режима и кратковременных ограничений;</text:p>
      <text:p text:style-name="P4">период наибольшей интенсивности использования воздушного пространства и дополнительные задачи по управлению воздушным движением;</text:p>
      <text:p text:style-name="P4">порядок взаимодействия с гражданским сектором центра, органами ВВС и ПВО и пользователями воздушного пространства;</text:p>
      <text:p text:style-name="P4">порядок использования вспомогательных пунктов управления, запасных аэродромов, средств связи и радиотехнического обеспечения, средств автоматизации управления воздушным движением;</text:p>
      <text:p text:style-name="P4">порядок поисково-спасательного обеспечения полетов;</text:p>
      <text:p text:style-name="P4">порядок использования спрямленных воздушных трасс;</text:p>
      <text:p text:style-name="P4">нарушения, допущенные предыдущей сменой, экипажами воздушных судов и пользователями воздушного пространства;</text:p>
      <text:p text:style-name="P4">меры, обеспечивающие бесконфликтность суточного плана использования воздушного пространства, обратив особое внимание на вопросы обеспечения безопасности при пересечении воздушных трасс, местных воздушных линий, районов работающих аэродромов, зон различного назначения и маршрутов полета;</text:p>
      <text:p text:style-name="P4"><text:soft-page-break/>г) разобрать:</text:p>
      <text:p text:style-name="P4">вопросы, возникающие у лиц дежурной смены и других специалистов;</text:p>
      <text:p text:style-name="P4">вновь поступившие документы: приказы, распоряжения и т.п.;</text:p>
      <text:p text:style-name="P4">д) разыграть:</text:p>
      <text:p text:style-name="P4">варианты управления воздушным движением согласно суточному плану;</text:p>
      <text:p text:style-name="P4">вопросы взаимодействия с гражданским сектором центра, органами ВВС и ПВО, смежными центрами, пользователями воздушного пространства;</text:p>
      <text:p text:style-name="P4">е) проверить знания руководящих документов (выборочно);</text:p>
      <text:p text:style-name="P4">ж) сделать выводы:</text:p>
      <text:p text:style-name="P4">об особенностях работы смены в период дежурства;</text:p>
      <text:p text:style-name="P4">о готовности смены к дежурству.</text:p>
      <text:p text:style-name="P4">8. Указания записать в журнал инструктажа (на магнитофон). Дать указания о приеме дежурства.</text:p>
      <text:p text:style-name="P3">III. Порядок подготовки и проведения инструктажа</text:p>
      <text:p text:style-name="P3">дежурной смены гражданского сектора центра</text:p>
      <text:p text:style-name="P4">9. В период подготовки к инструктажу дежурной смены гражданского сектора центра производится:</text:p>
      <text:p text:style-name="P4">а) изучение руководящих документов и суточного плана воздушного движения;</text:p>
      <text:p text:style-name="P4">б) получение информации от сменяемой смены и начальника смены военного сектора центра о воздушной и навигационной обстановке, другим вопросам;</text:p>
      <text:p text:style-name="P4">в) составление плана инструктажа и подготовка вопросов для проведения розыгрыша.</text:p>
      <text:p text:style-name="P4">10. При проведении инструктажа дежурной смены гражданского сектора центра необходимо:</text:p>
      <text:p text:style-name="P4">а) проверить:</text:p>
      <text:p text:style-name="P4">явку специалистов на инструктаж;</text:p>
      <text:p text:style-name="P4">прохождение медицинского осмотра;</text:p>
      <text:p text:style-name="P4">наличие свидетельств диспетчеров и допусков к самостоятельной работе;</text:p>
      <text:p text:style-name="P4">б) заслушать информацию:</text:p>
      <text:p text:style-name="P4">об особенностях суточного плана воздушного движения;</text:p>
      <text:p text:style-name="P4">об установлении запретов и ограничений;</text:p>
      <text:p text:style-name="P4">о фактической и прогнозируемой метеорологической обстановке;</text:p>
      <text:p text:style-name="P4">о состоянии рабочих мест диспетчеров;</text:p>
      <text:p text:style-name="P4">о готовности аэродромов назначения и запасных аэродромов;</text:p>
      <text:p text:style-name="P4">о выделенных поисково-спасательных средствах и местах их дислокации;</text:p>
      <text:p text:style-name="P4">об особенностях выполнения авиационных работ;</text:p>
      <text:p text:style-name="P4">об особенностях взаимодействия;</text:p>
      <text:p text:style-name="P4">в) указать:</text:p>
      <text:p text:style-name="P4">особенности выполнения суточного плана воздушного движения;</text:p>
      <text:p text:style-name="P4">порядок обслуживания воздушного движения в условиях запретов и ограничений;</text:p>
      <text:p text:style-name="P4">наличие запасных аэродромов и их использование;</text:p>
      <text:p text:style-name="P4">порядок использования спрямленных воздушных трасс и местных воздушных линий;</text:p>
      <text:p text:style-name="P4">особенности пересечения маршрутами воздушных трасс и местных воздушных линий;</text:p>
      <text:p text:style-name="P4">порядок использования средств связи и радиотехнического обеспечения, систем и средств автоматизации обслуживания воздушного движения;</text:p>
      <text:p text:style-name="P4">особенности обеспечения литерных и подконтрольных рейсов;</text:p>
      <text:p text:style-name="P4">порядок поисково-спасательного обеспечения полетов;</text:p>
      <text:p text:style-name="P4">период максимальной интенсивности воздушного движения;</text:p>
      <text:p text:style-name="P4">порядок взаимодействия с военным сектором центра, органами ВВС и ПВО и органами ОВД (управления полетами) пользователей воздушного пространства;</text:p>
      <text:p text:style-name="P4">г) разобрать:</text:p>
      <text:p text:style-name="P4">вопросы, возникшие у специалистов дежурной смены центра;</text:p>
      <text:p text:style-name="P4">вновь поступившие документы, регламентирующие использование воздушного пространства и обслуживание воздушного движения;</text:p>
      <text:p text:style-name="P4">д) разыграть:</text:p>
      <text:p text:style-name="P4">варианты обслуживания воздушного движения согласно суточному плану воздушного движения;</text:p>
      <text:p text:style-name="P4">варианты взаимодействия с военным сектором центра и органами ОВД (управления полетами) пользователей воздушного пространства.</text:p>
      <text:p text:style-name="P4">11. Проверить знания нормативных правовых документов, регламентирующих использование воздушного пространства и обслуживание воздушного движения.</text:p>
      <text:p text:style-name="P4">12. Сделать выводы:</text:p>
      <text:p text:style-name="P4">а) о готовности дежурной смены к дежурству;</text:p>
      <text:p text:style-name="P4">б) об особенностях обслуживания воздушного движения в период дежурства смены.</text:p>
      <text:p text:style-name="P4">13. Дать указания о порядке приема дежурства и подмены диспетчеров.</text:p>
      <text:p text:style-name="P3">IV. Порядок подготовки и проведения разбора работы</text:p>
      <text:p text:style-name="P3">дежурной смены военного сектора центра</text:p>
      <text:p text:style-name="P4">14. В период подготовки разбора работы дежурной смены военного сектора центра производится:</text:p>
      <text:p text:style-name="P4"><text:soft-page-break/>а) определение содержания разбора;</text:p>
      <text:p text:style-name="P4">б) определение состава присутствующих;</text:p>
      <text:p text:style-name="P4">в) составление плана разбора;</text:p>
      <text:p text:style-name="P4">г) предварительный анализ работы смены, нарушений Федеральных правил использования воздушного пространства Российской Федерации, функциональных обязанностей и технологии работы (с использованием средств объективного контроля). Выработка мероприятий по предупреждению нарушений, оценка качества работы и взаимодействия;</text:p>
      <text:p text:style-name="P4">д) подготовка наглядных пособий (при необходимости).</text:p>
      <text:p text:style-name="P4">15. При проведении разбора работы дежурной смены военного сектора центра необходимо:</text:p>
      <text:p text:style-name="P4">а) заслушать доклады старшего штурмана смены, старшего помощника начальника смены и старшего помощника начальника смены по перелетам:</text:p>
      <text:p text:style-name="P4">о выполнении суточного плана использования воздушного пространства;</text:p>
      <text:p text:style-name="P4">о качестве взаимодействия с гражданским сектором центра, пользователями воздушного пространства и органами ВВС и ПВО;</text:p>
      <text:p text:style-name="P4">б) вскрыть:</text:p>
      <text:p text:style-name="P4">основные причины невыполнения суточного плана использования воздушного пространства;</text:p>
      <text:p text:style-name="P4">причины нарушений Федеральных правил использования воздушного пространства Российской Федерации, функциональных обязанностей и технологии работы;</text:p>
      <text:p text:style-name="P4">недостатки в работе смены по обеспечению суточного плана использования воздушного пространства;</text:p>
      <text:p text:style-name="P4">недостатки в ведении документации;</text:p>
      <text:p text:style-name="P4">в) разобрать:</text:p>
      <text:p text:style-name="P4">причины и обстоятельства нарушений, их периодичность, определить виновных;</text:p>
      <text:p text:style-name="P4">действия лиц дежурной смены (правильные и неправильные);</text:p>
      <text:p text:style-name="P4">итоги работы дежурной смены;</text:p>
      <text:p text:style-name="P4">г) оценить:</text:p>
      <text:p text:style-name="P4">действия дежурной смены при обеспечении суточного плана использования воздушного пространства;</text:p>
      <text:p text:style-name="P4">работу каждого специалиста дежурной смены;</text:p>
      <text:p text:style-name="P4">качество взаимодействия в смене и с другими органами;</text:p>
      <text:p text:style-name="P4">работу средств связи и радиотехнического обеспечения, средств автоматизации управления воздушным движением;</text:p>
      <text:p text:style-name="P4">д) указать:</text:p>
      <text:p text:style-name="P4">конкретные мероприятия по устранению причин невыполнения суточного плана использования воздушного пространства и других нарушений;</text:p>
      <text:p text:style-name="P4">обстоятельства и направления деятельности смены, требующие повышенного внимания;</text:p>
      <text:p text:style-name="P4">е) поставить задачи:</text:p>
      <text:p text:style-name="P4">по подготовке к очередному дежурству (с учетом отмеченных недостатков);</text:p>
      <text:p text:style-name="P4">по выполнению указаний вышестоящих начальников;</text:p>
      <text:p text:style-name="P4">по порядку дальнейшей работы до очередного заступления на дежурство.</text:p>
      <text:p text:style-name="P3">V. Порядок подготовки и проведения разбора работы</text:p>
      <text:p text:style-name="P3">дежурной смены гражданского сектора центра</text:p>
      <text:p text:style-name="P4">16. В период подготовки разбора работы дежурной смены гражданского сектора центра производится:</text:p>
      <text:p text:style-name="P4">а) предварительный анализ работы дежурной смены, нарушений Федеральных правил использования воздушного пространства Российской Федерации, функциональных обязанностей и технологии обслуживания воздушного движения (с использованием средств объективного контроля), оценка качества взаимодействия между направлениями, с военным сектором центра и органами ОВД (управления полетами) пользователей воздушного пространства;</text:p>
      <text:p text:style-name="P4">б) предварительный анализ и оценка работы обеспечивающих служб;</text:p>
      <text:p text:style-name="P4">в) составление плана разбора;</text:p>
      <text:p text:style-name="P4">г) определение состава участников разбора;</text:p>
      <text:p text:style-name="P4">д) подготовка наглядных пособий и помещения для проведения разбора.</text:p>
      <text:p text:style-name="P4">17. При проведении разбора работы дежурной смены гражданского сектора центра необходимо:</text:p>
      <text:p text:style-name="P4">а) заслушать доклады старших диспетчеров:</text:p>
      <text:p text:style-name="P4">о выполнении суточного плана воздушного движения;</text:p>
      <text:p text:style-name="P4">о нарушениях Федеральных правил использования воздушного пространства Российской Федерации;</text:p>
      <text:p text:style-name="P4">о качестве взаимодействия между военным и гражданским секторами, направлениями и другими органами;</text:p>
      <text:p text:style-name="P4">об оценке работы каждого специалиста дежурной смены;</text:p>
      <text:p text:style-name="P4">б) вскрыть:</text:p>
      <text:p text:style-name="P4">причины невыполнения суточного плана воздушного движения;</text:p>
      <text:p text:style-name="P4">причины нарушений функциональных обязанностей и технологии обслуживания воздушного движения, Федеральных правил использования воздушного пространства Российской Федерации;</text:p>
      <text:p text:style-name="P4">недостатки в работе обеспечивающих служб;</text:p>
      <text:p text:style-name="P4">недостатки в организации взаимодействия;</text:p>
      <text:p text:style-name="P4">в) разобрать:</text:p>
      <text:p text:style-name="P4"><text:soft-page-break/>обстоятельства и причины нарушений;</text:p>
      <text:p text:style-name="P4">действия личного состава (правильные и неправильные);</text:p>
      <text:p text:style-name="P4">г) оценить:</text:p>
      <text:p text:style-name="P4">работу каждого специалиста по обслуживанию воздушного движения;</text:p>
      <text:p text:style-name="P4">качество взаимодействия;</text:p>
      <text:p text:style-name="P4">работу обеспечивающих служб;</text:p>
      <text:p text:style-name="P4">д) поставить задачи:</text:p>
      <text:p text:style-name="P4">по подготовке к следующему дежурству и устранению недостатков;</text:p>
      <text:p text:style-name="P4">по выполнению мероприятий, которые необходимо провести для предупреждения нарушений;</text:p>
      <text:p text:style-name="P4">по выполнению указаний вышестоящих начальников.</text:p>
      <text:p text:style-name="P3">VI. Порядок подготовки и проведения</text:p>
      <text:p text:style-name="P3">совместного разбора работы дежурных смен военного</text:p>
      <text:p text:style-name="P3">и гражданского секторов центра</text:p>
      <text:p text:style-name="P4">18. В период подготовки к совместному разбору работы дежурных смен военного и гражданского секторов центра (начальники дежурных смен военного и гражданского секторов готовят данные по своим сменам) производится:</text:p>
      <text:p text:style-name="P4">а) проверка работы личного состава дежурных смен и обеспечивающих служб;</text:p>
      <text:p text:style-name="P4">б) предварительный анализ работы обеспечивающих служб;</text:p>
      <text:p text:style-name="P4">в) составление плана проведения разбора;</text:p>
      <text:p text:style-name="P4">г) определение состава участников разбора;</text:p>
      <text:p text:style-name="P4">д) подготовка наглядных пособий и помещения для проведения разбора.</text:p>
      <text:p text:style-name="P4">19. При проведении совместного разбора работы дежурных смен военного и гражданского секторов центра (под руководством начальников секторов центра) необходимо:</text:p>
      <text:p text:style-name="P4">а) заслушать информацию начальников дежурных смен военного и гражданского секторов центра:</text:p>
      <text:p text:style-name="P4">о выполнении суточного плана;</text:p>
      <text:p text:style-name="P4">о нарушениях Федеральных правил использования воздушного пространства Российской Федерации, функциональных обязанностей и технологии работы;</text:p>
      <text:p text:style-name="P4">о качестве взаимодействия между секторами центра, органами ВВС и ПВО и другими органами ОВД (управления полетами);</text:p>
      <text:p text:style-name="P4">об оценке работы каждого специалиста дежурной смены;</text:p>
      <text:p text:style-name="P4">б) доклады представителей обеспечивающих служб;</text:p>
      <text:p text:style-name="P4">в) вскрыть:</text:p>
      <text:p text:style-name="P4">причины невыполнения суточного плана;</text:p>
      <text:p text:style-name="P4">причины нарушений Федеральных правил использования воздушного пространства Российской Федерации, функциональных обязанностей и технологии работы;</text:p>
      <text:p text:style-name="P4">недостатки в работе обеспечивающих служб;</text:p>
      <text:p text:style-name="P4">недостатки в организации взаимодействия между военным и гражданским секторами центра;</text:p>
      <text:p text:style-name="P4">г) разобрать:</text:p>
      <text:p text:style-name="P4">обстоятельства и причины нарушений;</text:p>
      <text:p text:style-name="P4">действия личного состава (правильные и неправильные);</text:p>
      <text:p text:style-name="P4">д) оценить:</text:p>
      <text:p text:style-name="P4">работу каждой смены по выполнению суточного плана;</text:p>
      <text:p text:style-name="P4">качество взаимодействия между военным и гражданским секторами центра;</text:p>
      <text:p text:style-name="P4">работу обеспечивающих служб;</text:p>
      <text:p text:style-name="P4">е) поставить задачи:</text:p>
      <text:p text:style-name="P4">по подготовке к следующему дежурству и устранению недостатков;</text:p>
      <text:p text:style-name="P4">по выполнению мероприятий, которые необходимо провести для предупреждения нарушений;</text:p>
      <text:p text:style-name="P4">по выполнению указаний вышестоящих начальник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Courier New" svg:font-family="'Courier New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3902in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22:02:08</meta:creation-date>
    <dc:date>2012-08-03T01:12:33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6" meta:paragraph-count="821" meta:word-count="14648" meta:character-count="121942" meta:non-whitespace-character-count="108115"/>
  </office:meta>
</office:document-meta>
</file>